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3.366in" fo:margin-left="0in" table:align="left"/>
    </style:style>
    <style:style style:name="Table7.A" style:family="table-column">
      <style:table-column-properties style:column-width="0.4389in"/>
    </style:style>
    <style:style style:name="Table7.B" style:family="table-column">
      <style:table-column-properties style:column-width="0.4778in"/>
    </style:style>
    <style:style style:name="Table7.C" style:family="table-column">
      <style:table-column-properties style:column-width="2.4493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5" style:family="table-row">
      <style:table-row-properties style:min-row-height="0.2028in"/>
    </style:style>
    <style:style style:name="Table8" style:family="table">
      <style:table-properties style:width="3.366in" fo:margin-left="0in" table:align="left"/>
    </style:style>
    <style:style style:name="Table8.A" style:family="table-column">
      <style:table-column-properties style:column-width="0.4389in"/>
    </style:style>
    <style:style style:name="Table8.B" style:family="table-column">
      <style:table-column-properties style:column-width="0.4493in"/>
    </style:style>
    <style:style style:name="Table8.C" style:family="table-column">
      <style:table-column-properties style:column-width="2.4778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3" style:family="table-row">
      <style:table-row-properties style:min-row-height="0.2264in"/>
    </style:style>
    <style:style style:name="Table9" style:family="table">
      <style:table-properties style:width="3.366in" fo:margin-left="0in" table:align="left"/>
    </style:style>
    <style:style style:name="Table9.A" style:family="table-column">
      <style:table-column-properties style:column-width="0.4389in"/>
    </style:style>
    <style:style style:name="Table9.B" style:family="table-column">
      <style:table-column-properties style:column-width="0.4493in"/>
    </style:style>
    <style:style style:name="Table9.C" style:family="table-column">
      <style:table-column-properties style:column-width="2.477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3.3333in" table:align="left"/>
    </style:style>
    <style:style style:name="Table10.A" style:family="table-column">
      <style:table-column-properties style:column-width="0.4382in"/>
    </style:style>
    <style:style style:name="Table10.B" style:family="table-column">
      <style:table-column-properties style:column-width="0.4167in"/>
    </style:style>
    <style:style style:name="Table10.D" style:family="table-column">
      <style:table-column-properties style:column-width="0.8333in"/>
    </style:style>
    <style:style style:name="Table10.E" style:family="table-column">
      <style:table-column-properties style:column-width="1.2285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9" style:family="table-row">
      <style:table-row-properties style:min-row-height="0.2299in"/>
    </style:style>
    <style:style style:name="Table10.E10" style:family="table-cell">
      <style:table-cell-properties style:vertical-align="" fo:padding="0.0382in" fo:border-left="0.05pt solid #000000" fo:border-right="0.05pt solid #000000" fo:border-top="none" fo:border-bottom="0.05pt solid #000000"/>
    </style:style>
    <style:style style:name="Table11" style:family="table">
      <style:table-properties style:width="3.3333in" table:align="left"/>
    </style:style>
    <style:style style:name="Table11.A" style:family="table-column">
      <style:table-column-properties style:column-width="0.3181in"/>
    </style:style>
    <style:style style:name="Table11.B" style:family="table-column">
      <style:table-column-properties style:column-width="0.2743in"/>
    </style:style>
    <style:style style:name="Table11.C" style:family="table-column">
      <style:table-column-properties style:column-width="0.3507in"/>
    </style:style>
    <style:style style:name="Table11.D" style:family="table-column">
      <style:table-column-properties style:column-width="0.6688in"/>
    </style:style>
    <style:style style:name="Table11.E" style:family="table-column">
      <style:table-column-properties style:column-width="1.7215in"/>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8bed7"/>
    </style:style>
    <style:style style:name="P3" style:family="paragraph" style:parent-style-name="Text_20_body">
      <style:paragraph-properties fo:text-align="justify" style:justify-single-word="false"/>
      <style:text-properties officeooo:paragraph-rsid="00357e66"/>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text-properties fo:font-weight="bold" officeooo:rsid="000d2e2e" officeooo:paragraph-rsid="000d2e2e" style:font-weight-asian="bold" style:font-weight-complex="bold"/>
    </style:style>
    <style:style style:name="P6" style:family="paragraph" style:parent-style-name="Text_20_body">
      <style:text-properties fo:font-weight="bold" officeooo:rsid="00252860" officeooo:paragraph-rsid="0040ae18"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rsid="0008bbb8" officeooo:paragraph-rsid="0008bbb8"/>
    </style:style>
    <style:style style:name="P12"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3" style:family="paragraph" style:parent-style-name="Text_20_body">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4" style:family="paragraph" style:parent-style-name="Text_20_body">
      <style:text-properties officeooo:rsid="000b03e0" officeooo:paragraph-rsid="000b03e0"/>
    </style:style>
    <style:style style:name="P15" style:family="paragraph" style:parent-style-name="Text_20_body">
      <style:text-properties officeooo:paragraph-rsid="000b03e0"/>
    </style:style>
    <style:style style:name="P16" style:family="paragraph" style:parent-style-name="Text_20_body">
      <style:text-properties officeooo:rsid="000cdf14" officeooo:paragraph-rsid="000cdf14"/>
    </style:style>
    <style:style style:name="P17" style:family="paragraph" style:parent-style-name="Text_20_body">
      <style:text-properties officeooo:rsid="000d2e2e" officeooo:paragraph-rsid="000d2e2e"/>
    </style:style>
    <style:style style:name="P18" style:family="paragraph" style:parent-style-name="Text_20_body">
      <style:text-properties officeooo:rsid="000f4743" officeooo:paragraph-rsid="000f4743"/>
    </style:style>
    <style:style style:name="P19" style:family="paragraph" style:parent-style-name="Text_20_body">
      <style:text-properties officeooo:rsid="000f4743" officeooo:paragraph-rsid="0013b0a5"/>
    </style:style>
    <style:style style:name="P20" style:family="paragraph" style:parent-style-name="Text_20_body">
      <style:text-properties officeooo:rsid="000f4743" officeooo:paragraph-rsid="0023eca6"/>
    </style:style>
    <style:style style:name="P21" style:family="paragraph" style:parent-style-name="Text_20_body">
      <style:text-properties officeooo:rsid="0016bc57" officeooo:paragraph-rsid="0016bc57"/>
    </style:style>
    <style:style style:name="P22" style:family="paragraph" style:parent-style-name="Text_20_body">
      <style:text-properties officeooo:rsid="001a88fa" officeooo:paragraph-rsid="001a88fa"/>
    </style:style>
    <style:style style:name="P23" style:family="paragraph" style:parent-style-name="Text_20_body">
      <style:text-properties officeooo:rsid="001d023d"/>
    </style:style>
    <style:style style:name="P24" style:family="paragraph" style:parent-style-name="Text_20_body">
      <style:text-properties officeooo:rsid="001ed323" officeooo:paragraph-rsid="001ed323"/>
    </style:style>
    <style:style style:name="P25" style:family="paragraph" style:parent-style-name="Text_20_body">
      <style:text-properties officeooo:rsid="001ed323" officeooo:paragraph-rsid="00341fb6"/>
    </style:style>
    <style:style style:name="P26" style:family="paragraph" style:parent-style-name="Text_20_body">
      <style:text-properties officeooo:rsid="002500d0" officeooo:paragraph-rsid="002500d0"/>
    </style:style>
    <style:style style:name="P27" style:family="paragraph" style:parent-style-name="Text_20_body">
      <style:text-properties officeooo:rsid="00251fb1" officeooo:paragraph-rsid="00251fb1"/>
    </style:style>
    <style:style style:name="P28" style:family="paragraph" style:parent-style-name="Text_20_body">
      <style:text-properties officeooo:paragraph-rsid="003141e6"/>
    </style:style>
    <style:style style:name="P29" style:family="paragraph" style:parent-style-name="Text_20_body">
      <style:text-properties officeooo:paragraph-rsid="000836f0"/>
    </style:style>
    <style:style style:name="P30" style:family="paragraph" style:parent-style-name="Text_20_body">
      <style:text-properties officeooo:paragraph-rsid="0032310d"/>
    </style:style>
    <style:style style:name="P31" style:family="paragraph" style:parent-style-name="Text_20_body">
      <style:text-properties officeooo:rsid="00341fb6" officeooo:paragraph-rsid="00341fb6"/>
    </style:style>
    <style:style style:name="P32" style:family="paragraph" style:parent-style-name="Text_20_body">
      <style:paragraph-properties fo:text-align="justify" style:justify-single-word="false"/>
      <style:text-properties officeooo:rsid="00357e66"/>
    </style:style>
    <style:style style:name="P33" style:family="paragraph" style:parent-style-name="Text_20_body">
      <style:paragraph-properties fo:text-align="justify" style:justify-single-word="false"/>
      <style:text-properties officeooo:rsid="00357e66" officeooo:paragraph-rsid="00357e66"/>
    </style:style>
    <style:style style:name="P34" style:family="paragraph" style:parent-style-name="Text_20_body">
      <style:text-properties officeooo:rsid="0036baaf" officeooo:paragraph-rsid="0036baaf"/>
    </style:style>
    <style:style style:name="P35" style:family="paragraph" style:parent-style-name="Text_20_body">
      <style:text-properties officeooo:paragraph-rsid="00382174"/>
    </style:style>
    <style:style style:name="P36" style:family="paragraph" style:parent-style-name="Text_20_body">
      <style:text-properties officeooo:rsid="0023eca6" officeooo:paragraph-rsid="0023eca6"/>
    </style:style>
    <style:style style:name="P37" style:family="paragraph" style:parent-style-name="Text_20_body">
      <style:text-properties officeooo:rsid="00399958" officeooo:paragraph-rsid="00399958"/>
    </style:style>
    <style:style style:name="P38" style:family="paragraph" style:parent-style-name="Text_20_body">
      <style:text-properties officeooo:rsid="003b6cd2" officeooo:paragraph-rsid="003b6cd2"/>
    </style:style>
    <style:style style:name="P39" style:family="paragraph" style:parent-style-name="Text_20_body">
      <style:text-properties officeooo:rsid="001031a6"/>
    </style:style>
    <style:style style:name="P40" style:family="paragraph" style:parent-style-name="Text_20_body">
      <style:text-properties officeooo:rsid="001e2645" officeooo:paragraph-rsid="0032310d"/>
    </style:style>
    <style:style style:name="P41" style:family="paragraph" style:parent-style-name="Text_20_body">
      <style:text-properties officeooo:rsid="003db904" officeooo:paragraph-rsid="003db904"/>
    </style:style>
    <style:style style:name="P42" style:family="paragraph" style:parent-style-name="Text_20_body">
      <style:text-properties officeooo:rsid="003ed000" officeooo:paragraph-rsid="003db904"/>
    </style:style>
    <style:style style:name="P43" style:family="paragraph" style:parent-style-name="Text_20_body">
      <style:text-properties officeooo:rsid="0040ae18" officeooo:paragraph-rsid="0040ae18"/>
    </style:style>
    <style:style style:name="P44" style:family="paragraph" style:parent-style-name="Text_20_body">
      <style:text-properties officeooo:paragraph-rsid="0016bc57"/>
    </style:style>
    <style:style style:name="P45" style:family="paragraph" style:parent-style-name="Text_20_body">
      <style:text-properties officeooo:rsid="005e07d8" officeooo:paragraph-rsid="005e07d8"/>
    </style:style>
    <style:style style:name="P46" style:family="paragraph" style:parent-style-name="Text_20_body">
      <style:text-properties officeooo:rsid="0067d571" officeooo:paragraph-rsid="0067d571"/>
    </style:style>
    <style:style style:name="P47" style:family="paragraph" style:parent-style-name="Text_20_body">
      <style:text-properties officeooo:rsid="0067d571" officeooo:paragraph-rsid="00708d88"/>
    </style:style>
    <style:style style:name="P48" style:family="paragraph" style:parent-style-name="Text_20_body">
      <style:text-properties officeooo:rsid="004b03f6" officeooo:paragraph-rsid="004b03f6"/>
    </style:style>
    <style:style style:name="P49" style:family="paragraph" style:parent-style-name="Text_20_body">
      <style:text-properties officeooo:rsid="004a0b82" officeooo:paragraph-rsid="006b021c"/>
    </style:style>
    <style:style style:name="P50" style:family="paragraph" style:parent-style-name="Text_20_body">
      <style:text-properties officeooo:rsid="006d5e2d" officeooo:paragraph-rsid="006d5e2d"/>
    </style:style>
    <style:style style:name="P51" style:family="paragraph" style:parent-style-name="Text_20_body">
      <style:text-properties officeooo:rsid="00473988" officeooo:paragraph-rsid="00473988"/>
    </style:style>
    <style:style style:name="P52" style:family="paragraph" style:parent-style-name="Text_20_body">
      <style:text-properties officeooo:rsid="0051483e" officeooo:paragraph-rsid="00708d88"/>
    </style:style>
    <style:style style:name="P53" style:family="paragraph" style:parent-style-name="Text_20_body">
      <style:text-properties officeooo:rsid="0051483e" officeooo:paragraph-rsid="0051483e"/>
    </style:style>
    <style:style style:name="P54" style:family="paragraph" style:parent-style-name="Text_20_body">
      <style:text-properties officeooo:rsid="0072834c" officeooo:paragraph-rsid="0072834c"/>
    </style:style>
    <style:style style:name="P55" style:family="paragraph" style:parent-style-name="Text_20_body">
      <style:text-properties fo:font-size="10.5pt" officeooo:rsid="006319f0" officeooo:paragraph-rsid="006319f0" style:font-size-asian="10.5pt" style:font-size-complex="10.5pt"/>
    </style:style>
    <style:style style:name="P56" style:family="paragraph" style:parent-style-name="Text_20_body">
      <style:text-properties fo:font-size="10.5pt" officeooo:rsid="00708d88" officeooo:paragraph-rsid="00708d88" style:font-size-asian="10.5pt" style:font-size-complex="10.5pt"/>
    </style:style>
    <style:style style:name="P57" style:family="paragraph" style:parent-style-name="Text_20_body">
      <style:text-properties fo:font-size="10.5pt" officeooo:rsid="005e07d8" officeooo:paragraph-rsid="0067d571" style:font-size-asian="10.5pt" style:font-size-complex="10.5pt"/>
    </style:style>
    <style:style style:name="P58" style:family="paragraph" style:parent-style-name="Text_20_body">
      <style:text-properties fo:font-size="10.5pt" officeooo:rsid="00252860" officeooo:paragraph-rsid="0040ae18" style:font-size-asian="10.5pt" style:font-size-complex="10.5pt"/>
    </style:style>
    <style:style style:name="P59" style:family="paragraph" style:parent-style-name="Text_20_body">
      <style:text-properties fo:font-size="10.5pt" officeooo:rsid="0023bf35" officeooo:paragraph-rsid="0040ae18" style:font-size-asian="10.5pt" style:font-size-complex="10.5pt"/>
    </style:style>
    <style:style style:name="P60" style:family="paragraph" style:parent-style-name="Text_20_body">
      <style:text-properties officeooo:rsid="00329c75" officeooo:paragraph-rsid="00799c23"/>
    </style:style>
    <style:style style:name="P61" style:family="paragraph" style:parent-style-name="Text_20_body">
      <style:text-properties officeooo:rsid="0026dd3a" officeooo:paragraph-rsid="00799c23"/>
    </style:style>
    <style:style style:name="P62" style:family="paragraph" style:parent-style-name="Text_20_body">
      <style:text-properties officeooo:rsid="00328df7" officeooo:paragraph-rsid="00799c23"/>
    </style:style>
    <style:style style:name="P63" style:family="paragraph" style:parent-style-name="Text_20_body">
      <style:text-properties officeooo:rsid="002a2303" officeooo:paragraph-rsid="00799c23"/>
    </style:style>
    <style:style style:name="P64" style:family="paragraph" style:parent-style-name="Text_20_body">
      <style:text-properties officeooo:rsid="00799c23" officeooo:paragraph-rsid="00799c23"/>
    </style:style>
    <style:style style:name="P65" style:family="paragraph" style:parent-style-name="Text_20_body">
      <style:text-properties officeooo:rsid="00252860" officeooo:paragraph-rsid="0040ae18"/>
    </style:style>
    <style:style style:name="P66" style:family="paragraph" style:parent-style-name="Text_20_body">
      <style:text-properties officeooo:rsid="0044dce1" officeooo:paragraph-rsid="0044dce1"/>
    </style:style>
    <style:style style:name="P67" style:family="paragraph" style:parent-style-name="Text_20_body">
      <style:text-properties officeooo:rsid="007baa97" officeooo:paragraph-rsid="007baa97"/>
    </style:style>
    <style:style style:name="P68" style:family="paragraph" style:parent-style-name="Text_20_body">
      <style:text-properties officeooo:rsid="00803bd1" officeooo:paragraph-rsid="0016bc57"/>
    </style:style>
    <style:style style:name="P69" style:family="paragraph" style:parent-style-name="Text_20_body">
      <style:text-properties officeooo:rsid="00775f55" officeooo:paragraph-rsid="00775f55"/>
    </style:style>
    <style:style style:name="P70" style:family="paragraph" style:parent-style-name="Text_20_body">
      <style:text-properties officeooo:rsid="00775f55" officeooo:paragraph-rsid="0088197f"/>
    </style:style>
    <style:style style:name="P71" style:family="paragraph" style:parent-style-name="Text_20_body">
      <style:text-properties officeooo:rsid="0088197f" officeooo:paragraph-rsid="0088197f"/>
    </style:style>
    <style:style style:name="P72" style:family="paragraph" style:parent-style-name="Text_20_body">
      <style:text-properties officeooo:rsid="008960b7" officeooo:paragraph-rsid="008960b7"/>
    </style:style>
    <style:style style:name="P73" style:family="paragraph" style:parent-style-name="Text_20_body">
      <style:text-properties officeooo:rsid="008b1edc" officeooo:paragraph-rsid="008b1edc"/>
    </style:style>
    <style:style style:name="P74" style:family="paragraph" style:parent-style-name="Text_20_body">
      <style:text-properties officeooo:rsid="00708d88" officeooo:paragraph-rsid="00708d88"/>
    </style:style>
    <style:style style:name="P75" style:family="paragraph" style:parent-style-name="Standard">
      <style:text-properties fo:font-style="normal" style:font-style-asian="normal" style:font-style-complex="normal"/>
    </style:style>
    <style:style style:name="P76" style:family="paragraph" style:parent-style-name="Standard">
      <style:text-properties officeooo:paragraph-rsid="003141e6"/>
    </style:style>
    <style:style style:name="P77" style:family="paragraph" style:parent-style-name="Standard">
      <style:text-properties fo:font-weight="normal" officeooo:paragraph-rsid="00357e66" style:font-weight-asian="normal" style:font-weight-complex="normal"/>
    </style:style>
    <style:style style:name="P78" style:family="paragraph" style:parent-style-name="Heading_20_2">
      <style:text-properties fo:font-weight="normal" style:font-weight-asian="normal" style:font-weight-complex="normal"/>
    </style:style>
    <style:style style:name="P79" style:family="paragraph" style:parent-style-name="Heading_20_2">
      <style:text-properties officeooo:rsid="0008bbb8" officeooo:paragraph-rsid="0008bbb8"/>
    </style:style>
    <style:style style:name="P80" style:family="paragraph" style:parent-style-name="Heading_20_2">
      <style:text-properties officeooo:rsid="000b03e0" officeooo:paragraph-rsid="000b03e0"/>
    </style:style>
    <style:style style:name="P81" style:family="paragraph" style:parent-style-name="Heading_20_2">
      <style:text-properties officeooo:paragraph-rsid="000b03e0"/>
    </style:style>
    <style:style style:name="P82" style:family="paragraph" style:parent-style-name="Heading_20_2">
      <style:text-properties officeooo:rsid="000cdf14" officeooo:paragraph-rsid="000cdf14"/>
    </style:style>
    <style:style style:name="P83" style:family="paragraph" style:parent-style-name="Heading_20_2">
      <style:text-properties officeooo:rsid="000cdf14" officeooo:paragraph-rsid="001ed323"/>
    </style:style>
    <style:style style:name="P84" style:family="paragraph" style:parent-style-name="Heading_20_2">
      <style:text-properties officeooo:rsid="000cdf14" officeooo:paragraph-rsid="0040ae18"/>
    </style:style>
    <style:style style:name="P85" style:family="paragraph" style:parent-style-name="Heading_20_2">
      <style:text-properties officeooo:rsid="000f4743" officeooo:paragraph-rsid="000f4743"/>
    </style:style>
    <style:style style:name="P86" style:family="paragraph" style:parent-style-name="Heading_20_2">
      <style:text-properties officeooo:rsid="0016bc57" officeooo:paragraph-rsid="0016bc57"/>
    </style:style>
    <style:style style:name="P87" style:family="paragraph" style:parent-style-name="Heading_20_2">
      <style:text-properties officeooo:rsid="001ed323" officeooo:paragraph-rsid="001ed323"/>
    </style:style>
    <style:style style:name="P88" style:family="paragraph" style:parent-style-name="Heading_20_2">
      <style:text-properties officeooo:rsid="0023eca6" officeooo:paragraph-rsid="0023eca6"/>
    </style:style>
    <style:style style:name="P89" style:family="paragraph" style:parent-style-name="Heading_20_2">
      <style:text-properties officeooo:rsid="002500d0" officeooo:paragraph-rsid="002500d0"/>
    </style:style>
    <style:style style:name="P90" style:family="paragraph" style:parent-style-name="Heading_20_2">
      <style:text-properties officeooo:rsid="00399958" officeooo:paragraph-rsid="00399958"/>
    </style:style>
    <style:style style:name="P91" style:family="paragraph" style:parent-style-name="Heading_20_2">
      <style:text-properties officeooo:rsid="003b6cd2" officeooo:paragraph-rsid="003b6cd2"/>
    </style:style>
    <style:style style:name="P92" style:family="paragraph" style:parent-style-name="Heading_20_2">
      <style:text-properties officeooo:rsid="003db904" officeooo:paragraph-rsid="003db904"/>
    </style:style>
    <style:style style:name="P93" style:family="paragraph" style:parent-style-name="Heading_20_2">
      <style:text-properties officeooo:rsid="00473988" officeooo:paragraph-rsid="00473988"/>
    </style:style>
    <style:style style:name="P94" style:family="paragraph" style:parent-style-name="Heading_20_2">
      <style:text-properties officeooo:rsid="00252860" officeooo:paragraph-rsid="0040ae18"/>
    </style:style>
    <style:style style:name="P95" style:family="paragraph" style:parent-style-name="Heading_20_2">
      <style:text-properties officeooo:rsid="0023bf35" officeooo:paragraph-rsid="0040ae18"/>
    </style:style>
    <style:style style:name="P96" style:family="paragraph" style:parent-style-name="Heading_20_2">
      <style:text-properties officeooo:rsid="002bf615" officeooo:paragraph-rsid="0040ae18"/>
    </style:style>
    <style:style style:name="P97" style:family="paragraph" style:parent-style-name="Code">
      <style:text-properties fo:font-style="normal" style:font-style-asian="normal" style:font-style-complex="normal"/>
    </style:style>
    <style:style style:name="P98" style:family="paragraph" style:parent-style-name="Text_20_body">
      <style:paragraph-properties fo:margin-left="0in" fo:margin-right="0.0098in" fo:text-indent="0in" style:auto-text-indent="false"/>
    </style:style>
    <style:style style:name="P99"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100"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101" style:family="paragraph" style:parent-style-name="Text_20_body">
      <style:paragraph-properties fo:margin-left="0in" fo:margin-right="0.0098in" fo:text-indent="0in" style:auto-text-indent="false"/>
      <style:text-properties officeooo:rsid="0008bbb8" officeooo:paragraph-rsid="0008bbb8"/>
    </style:style>
    <style:style style:name="P102"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103"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2500d0" style:font-weight-asian="bold" style:font-weight-complex="bold"/>
    </style:style>
    <style:style style:name="P104" style:family="paragraph" style:parent-style-name="Text_20_body">
      <style:paragraph-properties fo:margin-left="0in" fo:margin-right="0.0098in" fo:text-indent="0in" style:auto-text-indent="false"/>
      <style:text-properties fo:font-weight="bold" officeooo:rsid="000cdf14" officeooo:paragraph-rsid="001ed323" style:font-weight-asian="bold" style:font-weight-complex="bold"/>
    </style:style>
    <style:style style:name="P105"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106" style:family="paragraph" style:parent-style-name="Text_20_body">
      <style:paragraph-properties fo:margin-left="0in" fo:margin-right="0.0098in" fo:text-indent="0in" style:auto-text-indent="false"/>
      <style:text-properties fo:font-weight="bold" officeooo:rsid="006319f0" officeooo:paragraph-rsid="006319f0" style:font-weight-asian="bold" style:font-weight-complex="bold"/>
    </style:style>
    <style:style style:name="P107" style:family="paragraph" style:parent-style-name="Text_20_body">
      <style:paragraph-properties fo:margin-left="0in" fo:margin-right="0.0098in" fo:text-indent="0in" style:auto-text-indent="false"/>
      <style:text-properties fo:font-weight="bold" officeooo:rsid="00329c75" officeooo:paragraph-rsid="0040ae18" style:font-weight-asian="bold" style:font-weight-complex="bold"/>
    </style:style>
    <style:style style:name="P108" style:family="paragraph" style:parent-style-name="Text_20_body">
      <style:paragraph-properties fo:margin-left="0in" fo:margin-right="0.0098in" fo:text-indent="0in" style:auto-text-indent="false"/>
      <style:text-properties officeooo:rsid="000d2e2e" officeooo:paragraph-rsid="000d2e2e"/>
    </style:style>
    <style:style style:name="P109" style:family="paragraph" style:parent-style-name="Text_20_body">
      <style:paragraph-properties fo:margin-left="0in" fo:margin-right="0.0098in" fo:text-indent="0in" style:auto-text-indent="false"/>
      <style:text-properties officeooo:rsid="000cdf14" officeooo:paragraph-rsid="000cdf14"/>
    </style:style>
    <style:style style:name="P110" style:family="paragraph" style:parent-style-name="Text_20_body">
      <style:paragraph-properties fo:margin-left="0in" fo:margin-right="0.0098in" fo:text-indent="0in" style:auto-text-indent="false"/>
      <style:text-properties officeooo:rsid="000cdf14" officeooo:paragraph-rsid="001ed323"/>
    </style:style>
    <style:style style:name="P111" style:family="paragraph" style:parent-style-name="Text_20_body">
      <style:paragraph-properties fo:margin-left="0in" fo:margin-right="0.0098in" fo:text-indent="0in" style:auto-text-indent="false"/>
      <style:text-properties officeooo:rsid="000cdf14" officeooo:paragraph-rsid="002500d0"/>
    </style:style>
    <style:style style:name="P112" style:family="paragraph" style:parent-style-name="Text_20_body">
      <style:paragraph-properties fo:margin-left="0in" fo:margin-right="0.0098in" fo:text-indent="0in" style:auto-text-indent="false"/>
      <style:text-properties officeooo:rsid="000cdf14" officeooo:paragraph-rsid="0040ae18"/>
    </style:style>
    <style:style style:name="P113" style:family="paragraph" style:parent-style-name="Text_20_body">
      <style:paragraph-properties fo:margin-left="0in" fo:margin-right="0.0098in" fo:text-indent="0in" style:auto-text-indent="false"/>
      <style:text-properties officeooo:rsid="0016bc57" officeooo:paragraph-rsid="0016bc57"/>
    </style:style>
    <style:style style:name="P114" style:family="paragraph" style:parent-style-name="Text_20_body">
      <style:paragraph-properties fo:margin-left="0in" fo:margin-right="0.0098in" fo:text-indent="0in" style:auto-text-indent="false"/>
      <style:text-properties officeooo:rsid="000b03e0" officeooo:paragraph-rsid="000b03e0"/>
    </style:style>
    <style:style style:name="P115" style:family="paragraph" style:parent-style-name="Text_20_body">
      <style:paragraph-properties fo:margin-left="0in" fo:margin-right="0.0098in" fo:text-indent="0in" style:auto-text-indent="false"/>
      <style:text-properties officeooo:rsid="001031a6" officeooo:paragraph-rsid="001031a6"/>
    </style:style>
    <style:style style:name="P116" style:family="paragraph" style:parent-style-name="Text_20_body">
      <style:paragraph-properties fo:margin-left="0in" fo:margin-right="0.0098in" fo:text-indent="0in" style:auto-text-indent="false"/>
      <style:text-properties officeooo:paragraph-rsid="001031a6"/>
    </style:style>
    <style:style style:name="P117" style:family="paragraph" style:parent-style-name="Text_20_body">
      <style:paragraph-properties fo:margin-left="0in" fo:margin-right="0.0098in" fo:text-indent="0in" style:auto-text-indent="false"/>
      <style:text-properties officeooo:rsid="003b6cd2" officeooo:paragraph-rsid="003b6cd2"/>
    </style:style>
    <style:style style:name="P118" style:family="paragraph" style:parent-style-name="Text_20_body">
      <style:paragraph-properties fo:margin-left="0in" fo:margin-right="0.0098in" fo:text-indent="0in" style:auto-text-indent="false"/>
      <style:text-properties officeooo:rsid="003db904" officeooo:paragraph-rsid="003db904"/>
    </style:style>
    <style:style style:name="P119" style:family="paragraph" style:parent-style-name="Text_20_body">
      <style:paragraph-properties fo:margin-left="0in" fo:margin-right="0.0098in" fo:text-indent="0in" style:auto-text-indent="false"/>
      <style:text-properties officeooo:rsid="0032310d" officeooo:paragraph-rsid="0032310d"/>
    </style:style>
    <style:style style:name="P120" style:family="paragraph" style:parent-style-name="Text_20_body">
      <style:paragraph-properties fo:margin-left="0in" fo:margin-right="0.0098in" fo:text-indent="0in" style:auto-text-indent="false"/>
      <style:text-properties fo:font-size="10.5pt" officeooo:rsid="00480c0f" officeooo:paragraph-rsid="006319f0" style:font-size-asian="10.5pt" style:font-size-complex="10.5pt"/>
    </style:style>
    <style:style style:name="P121" style:family="paragraph" style:parent-style-name="Text_20_body">
      <style:paragraph-properties fo:margin-left="0in" fo:margin-right="0.0098in" fo:text-indent="0in" style:auto-text-indent="false"/>
      <style:text-properties fo:font-size="10.5pt" officeooo:rsid="006319f0" officeooo:paragraph-rsid="006319f0" style:font-size-asian="10.5pt" style:font-size-complex="10.5pt"/>
    </style:style>
    <style:style style:name="P122" style:family="paragraph" style:parent-style-name="Text_20_body">
      <style:paragraph-properties fo:margin-left="0in" fo:margin-right="0.0098in" fo:text-indent="0in" style:auto-text-indent="false"/>
      <style:text-properties fo:font-size="10.5pt" officeooo:rsid="0026dd3a" officeooo:paragraph-rsid="0040ae18" style:font-size-asian="10.5pt" style:font-size-complex="10.5pt"/>
    </style:style>
    <style:style style:name="P123" style:family="paragraph" style:parent-style-name="Text_20_body">
      <style:paragraph-properties fo:margin-left="0in" fo:margin-right="0.0098in" fo:text-indent="0in" style:auto-text-indent="false"/>
      <style:text-properties fo:font-size="10.5pt" officeooo:rsid="002b545e" officeooo:paragraph-rsid="0040ae18" style:font-size-asian="10.5pt" style:font-size-complex="10.5pt"/>
    </style:style>
    <style:style style:name="P124" style:family="paragraph" style:parent-style-name="Text_20_body">
      <style:paragraph-properties fo:margin-left="0in" fo:margin-right="0.0098in" fo:text-indent="0in" style:auto-text-indent="false"/>
      <style:text-properties fo:font-size="10.5pt" officeooo:rsid="000cdf14" officeooo:paragraph-rsid="0088197f" style:font-size-asian="10.5pt" style:font-size-complex="10.5pt"/>
    </style:style>
    <style:style style:name="P125" style:family="paragraph" style:parent-style-name="Text_20_body">
      <style:paragraph-properties fo:margin-left="0in" fo:margin-right="0.0098in" fo:text-indent="0in" style:auto-text-indent="false"/>
      <style:text-properties fo:font-size="10.5pt" officeooo:rsid="000cdf14" officeooo:paragraph-rsid="0040ae18" style:font-size-asian="10.5pt" style:font-size-complex="10.5pt"/>
    </style:style>
    <style:style style:name="P126" style:family="paragraph" style:parent-style-name="Text_20_body">
      <style:paragraph-properties fo:margin-left="0in" fo:margin-right="0.0098in" fo:text-indent="0in" style:auto-text-indent="false"/>
      <style:text-properties fo:font-size="10.5pt" officeooo:rsid="00547c36" officeooo:paragraph-rsid="00547c36" style:font-size-asian="10.5pt" style:font-size-complex="10.5pt"/>
    </style:style>
    <style:style style:name="P127" style:family="paragraph" style:parent-style-name="Text_20_body">
      <style:paragraph-properties fo:margin-left="0in" fo:margin-right="0.0098in" fo:text-indent="0in" style:auto-text-indent="false"/>
      <style:text-properties fo:font-size="10.5pt" fo:font-weight="bold" officeooo:rsid="00252860" officeooo:paragraph-rsid="0040ae18" style:font-size-asian="10.5pt" style:font-weight-asian="bold" style:font-size-complex="10.5pt" style:font-weight-complex="bold"/>
    </style:style>
    <style:style style:name="P128" style:family="paragraph" style:parent-style-name="Text_20_body">
      <style:paragraph-properties fo:margin-left="0in" fo:margin-right="0.0098in" fo:text-indent="0in" style:auto-text-indent="false"/>
      <style:text-properties fo:font-weight="normal" officeooo:rsid="00328df7" officeooo:paragraph-rsid="00799c23" style:font-weight-asian="normal" style:font-weight-complex="normal"/>
    </style:style>
    <style:style style:name="P129" style:family="paragraph" style:parent-style-name="Text_20_body">
      <style:paragraph-properties fo:margin-left="0in" fo:margin-right="0.0098in" fo:text-indent="0in" style:auto-text-indent="false"/>
      <style:text-properties fo:font-weight="normal" officeooo:rsid="002a2303" officeooo:paragraph-rsid="00799c23" style:font-weight-asian="normal" style:font-weight-complex="normal"/>
    </style:style>
    <style:style style:name="P130" style:family="paragraph" style:parent-style-name="Text_20_body">
      <style:paragraph-properties fo:margin-left="0in" fo:margin-right="0.0098in" fo:text-indent="0in" style:auto-text-indent="false"/>
      <style:text-properties officeooo:rsid="002bf615" officeooo:paragraph-rsid="0040ae18"/>
    </style:style>
    <style:style style:name="P131" style:family="paragraph" style:parent-style-name="Text_20_body">
      <style:paragraph-properties fo:margin-left="0in" fo:margin-right="0.0098in" fo:text-indent="0in" style:auto-text-indent="false"/>
      <style:text-properties officeooo:rsid="0040ae18" officeooo:paragraph-rsid="0040ae18"/>
    </style:style>
    <style:style style:name="P132" style:family="paragraph" style:parent-style-name="Text_20_body">
      <style:paragraph-properties fo:margin-left="0in" fo:margin-right="0.0098in" fo:text-indent="0in" style:auto-text-indent="false"/>
      <style:text-properties officeooo:rsid="004e43a2" officeooo:paragraph-rsid="004e43a2"/>
    </style:style>
    <style:style style:name="P133" style:family="paragraph" style:parent-style-name="Text_20_body">
      <style:paragraph-properties fo:margin-left="0in" fo:margin-right="0.0098in" fo:text-indent="0in" style:auto-text-indent="false"/>
      <style:text-properties officeooo:rsid="005a74ab" officeooo:paragraph-rsid="005a74ab"/>
    </style:style>
    <style:style style:name="P134" style:family="paragraph" style:parent-style-name="Text_20_body">
      <style:paragraph-properties fo:margin-left="0in" fo:margin-right="0.0098in" fo:text-indent="0in" style:auto-text-indent="false"/>
      <style:text-properties officeooo:rsid="008960b7" officeooo:paragraph-rsid="008960b7"/>
    </style:style>
    <style:style style:name="P135" style:family="paragraph" style:parent-style-name="Text_20_body">
      <style:paragraph-properties fo:margin-left="0in" fo:margin-right="0.0098in" fo:text-indent="0in" style:auto-text-indent="false"/>
      <style:text-properties officeooo:rsid="008b1edc" officeooo:paragraph-rsid="008b1edc"/>
    </style:style>
    <style:style style:name="P136" style:family="paragraph" style:parent-style-name="Heading_20_3">
      <style:paragraph-properties fo:margin-left="0in" fo:margin-right="0.0098in" fo:text-indent="0in" style:auto-text-indent="false"/>
      <style:text-properties officeooo:rsid="008960b7" officeooo:paragraph-rsid="008b1edc"/>
    </style:style>
    <style:style style:name="P137" style:family="paragraph" style:parent-style-name="Heading_20_3">
      <style:text-properties officeooo:paragraph-rsid="000b03e0"/>
    </style:style>
    <style:style style:name="P138" style:family="paragraph" style:parent-style-name="Heading_20_3">
      <style:text-properties officeooo:rsid="002500d0" officeooo:paragraph-rsid="002500d0"/>
    </style:style>
    <style:style style:name="P139" style:family="paragraph" style:parent-style-name="Heading_20_3">
      <style:text-properties officeooo:rsid="00251fb1" officeooo:paragraph-rsid="00251fb1"/>
    </style:style>
    <style:style style:name="P140" style:family="paragraph" style:parent-style-name="Heading_20_3">
      <style:text-properties officeooo:paragraph-rsid="003141e6"/>
    </style:style>
    <style:style style:name="P141" style:family="paragraph" style:parent-style-name="Heading_20_3">
      <style:text-properties officeooo:rsid="005e07d8" officeooo:paragraph-rsid="0067d571"/>
    </style:style>
    <style:style style:name="P142" style:family="paragraph" style:parent-style-name="Heading_20_3">
      <style:text-properties officeooo:rsid="005e07d8" officeooo:paragraph-rsid="005e07d8"/>
    </style:style>
    <style:style style:name="P143" style:family="paragraph" style:parent-style-name="Heading_20_3">
      <style:text-properties officeooo:rsid="00708d88" officeooo:paragraph-rsid="00708d88"/>
    </style:style>
    <style:style style:name="P144" style:family="paragraph" style:parent-style-name="Heading_20_3">
      <style:text-properties officeooo:rsid="0072834c" officeooo:paragraph-rsid="0072834c"/>
    </style:style>
    <style:style style:name="P145" style:family="paragraph" style:parent-style-name="Heading_20_3">
      <style:text-properties officeooo:rsid="00775f55" officeooo:paragraph-rsid="00775f55"/>
    </style:style>
    <style:style style:name="P146" style:family="paragraph" style:parent-style-name="Heading_20_3">
      <style:text-properties officeooo:rsid="00328df7" officeooo:paragraph-rsid="00799c23"/>
    </style:style>
    <style:style style:name="P147" style:family="paragraph" style:parent-style-name="Heading_20_3">
      <style:text-properties officeooo:rsid="0026dd3a" officeooo:paragraph-rsid="00799c23"/>
    </style:style>
    <style:style style:name="P148" style:family="paragraph" style:parent-style-name="Heading_20_3">
      <style:text-properties officeooo:rsid="00799c23" officeooo:paragraph-rsid="00799c23"/>
    </style:style>
    <style:style style:name="P149" style:family="paragraph" style:parent-style-name="Heading_20_3">
      <style:text-properties officeooo:rsid="00252860" officeooo:paragraph-rsid="0040ae18"/>
    </style:style>
    <style:style style:name="P150" style:family="paragraph" style:parent-style-name="Heading_20_3">
      <style:text-properties officeooo:paragraph-rsid="0040ae18"/>
    </style:style>
    <style:style style:name="P151" style:family="paragraph" style:parent-style-name="Heading_20_3">
      <style:text-properties officeooo:rsid="0040ae18" officeooo:paragraph-rsid="0040ae18"/>
    </style:style>
    <style:style style:name="P152" style:family="paragraph" style:parent-style-name="Heading_20_3">
      <style:text-properties officeooo:rsid="00473988" officeooo:paragraph-rsid="00473988"/>
    </style:style>
    <style:style style:name="P153" style:family="paragraph" style:parent-style-name="Heading_20_3">
      <style:text-properties officeooo:rsid="0051483e" officeooo:paragraph-rsid="0051483e"/>
    </style:style>
    <style:style style:name="P154" style:family="paragraph" style:parent-style-name="Heading_20_3">
      <style:text-properties officeooo:rsid="004b03f6" officeooo:paragraph-rsid="004b03f6"/>
    </style:style>
    <style:style style:name="P155" style:family="paragraph" style:parent-style-name="Heading_20_3">
      <style:text-properties officeooo:rsid="0088197f" officeooo:paragraph-rsid="0088197f"/>
    </style:style>
    <style:style style:name="P156" style:family="paragraph" style:parent-style-name="Heading_20_3">
      <style:text-properties officeooo:rsid="005a74ab" officeooo:paragraph-rsid="008960b7"/>
    </style:style>
    <style:style style:name="P157" style:family="paragraph" style:parent-style-name="Heading_20_3">
      <style:text-properties officeooo:rsid="008960b7" officeooo:paragraph-rsid="008960b7"/>
    </style:style>
    <style:style style:name="P158" style:family="paragraph" style:parent-style-name="Text_20_body">
      <style:paragraph-properties fo:margin-left="0.0201in" fo:margin-right="0.0098in" fo:text-indent="0in" style:auto-text-indent="false"/>
      <style:text-properties officeooo:rsid="001ed323" officeooo:paragraph-rsid="001ed323"/>
    </style:style>
    <style:style style:name="P159" style:family="paragraph" style:parent-style-name="Text_20_body">
      <style:paragraph-properties fo:margin-left="0.0201in" fo:margin-right="0.0098in" fo:text-indent="0in" style:auto-text-indent="false"/>
      <style:text-properties officeooo:rsid="002500d0" officeooo:paragraph-rsid="002500d0"/>
    </style:style>
    <style:style style:name="P160" style:family="paragraph" style:parent-style-name="Text_20_body">
      <style:paragraph-properties fo:margin-left="0.0201in" fo:margin-right="0.0098in" fo:text-indent="0in" style:auto-text-indent="false"/>
      <style:text-properties officeooo:rsid="003db904" officeooo:paragraph-rsid="001ed323"/>
    </style:style>
    <style:style style:name="P161" style:family="paragraph" style:parent-style-name="Text_20_body">
      <style:paragraph-properties fo:margin-left="0.0201in" fo:margin-right="0.0098in" fo:text-indent="0in" style:auto-text-indent="false"/>
      <style:text-properties officeooo:rsid="003db904" officeooo:paragraph-rsid="003db904"/>
    </style:style>
    <style:style style:name="P162" style:family="paragraph" style:parent-style-name="Text_20_body">
      <style:paragraph-properties fo:margin-left="0.0201in" fo:margin-right="0.0098in" fo:text-indent="0in" style:auto-text-indent="false"/>
      <style:text-properties fo:font-size="10.5pt" officeooo:rsid="0026dd3a" officeooo:paragraph-rsid="0040ae18" style:font-size-asian="10.5pt" style:font-size-complex="10.5pt"/>
    </style:style>
    <style:style style:name="P163" style:family="paragraph" style:parent-style-name="Text_20_body">
      <style:paragraph-properties fo:margin-left="0.0201in" fo:margin-right="0.0098in" fo:text-indent="0in" style:auto-text-indent="false"/>
      <style:text-properties fo:font-size="10.5pt" officeooo:rsid="002bf615" officeooo:paragraph-rsid="0040ae18" style:font-size-asian="10.5pt" style:font-size-complex="10.5pt"/>
    </style:style>
    <style:style style:name="P164" style:family="paragraph" style:parent-style-name="Text_20_body">
      <style:paragraph-properties fo:margin-left="0.0201in" fo:margin-right="0.0098in" fo:text-indent="0in" style:auto-text-indent="false"/>
      <style:text-properties fo:font-size="10.5pt" officeooo:rsid="002b545e" officeooo:paragraph-rsid="0040ae18" style:font-size-asian="10.5pt" style:font-size-complex="10.5pt"/>
    </style:style>
    <style:style style:name="P165" style:family="paragraph" style:parent-style-name="Text_20_body">
      <style:paragraph-properties fo:margin-left="0.0201in" fo:margin-right="0.0098in" fo:text-indent="0in" style:auto-text-indent="false"/>
      <style:text-properties officeooo:rsid="0026dd3a" officeooo:paragraph-rsid="00799c23"/>
    </style:style>
    <style:style style:name="P166" style:family="paragraph" style:parent-style-name="Text_20_body">
      <style:paragraph-properties fo:margin-left="0.0201in" fo:margin-right="0.0098in" fo:text-indent="0in" style:auto-text-indent="false"/>
      <style:text-properties fo:font-weight="bold" officeooo:rsid="0026dd3a" officeooo:paragraph-rsid="00799c23" style:font-weight-asian="bold" style:font-weight-complex="bold"/>
    </style:style>
    <style:style style:name="P167" style:family="paragraph" style:parent-style-name="Text_20_body">
      <style:paragraph-properties fo:margin-left="0.0201in" fo:margin-right="0.0098in" fo:text-indent="0in" style:auto-text-indent="false"/>
      <style:text-properties officeooo:rsid="00252860" officeooo:paragraph-rsid="0040ae18"/>
    </style:style>
    <style:style style:name="P168" style:family="paragraph" style:parent-style-name="Text_20_body">
      <style:paragraph-properties fo:margin-left="0.0201in" fo:margin-right="0.0098in" fo:text-indent="0in" style:auto-text-indent="false"/>
      <style:text-properties officeooo:rsid="002bf615" officeooo:paragraph-rsid="0040ae18"/>
    </style:style>
    <style:style style:name="P169" style:family="paragraph" style:parent-style-name="Text_20_body">
      <style:paragraph-properties fo:margin-left="0.0201in" fo:margin-right="0.0098in" fo:text-indent="0in" style:auto-text-indent="false"/>
      <style:text-properties officeooo:rsid="0040ae18" officeooo:paragraph-rsid="0040ae18"/>
    </style:style>
    <style:style style:name="P170" style:family="paragraph" style:parent-style-name="Standard">
      <style:paragraph-properties fo:break-before="page"/>
      <style:text-properties fo:font-style="normal" style:font-style-asian="normal" style:font-style-complex="normal"/>
    </style:style>
    <style:style style:name="P171" style:family="paragraph" style:parent-style-name="Text_20_body">
      <style:paragraph-properties fo:break-before="page"/>
    </style:style>
    <style:style style:name="P172" style:family="paragraph" style:parent-style-name="Text_20_body">
      <style:paragraph-properties fo:break-before="page"/>
      <style:text-properties officeooo:rsid="000f4743" officeooo:paragraph-rsid="000f4743"/>
    </style:style>
    <style:style style:name="P173" style:family="paragraph" style:parent-style-name="Text_20_body">
      <style:paragraph-properties fo:break-before="page"/>
      <style:text-properties fo:font-variant="normal" fo:text-transform="none" fo:color="#000000" style:font-name="Linux Libertine Display" fo:font-size="13pt" fo:letter-spacing="normal" fo:font-style="normal" style:text-underline-style="none" fo:font-weight="normal" officeooo:rsid="0016bc57" officeooo:paragraph-rsid="0016bc57" style:font-size-asian="13pt" style:font-size-complex="13pt"/>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rsid="000b03e0" officeooo:paragraph-rsid="000b03e0"/>
    </style:style>
    <style:style style:name="P176" style:family="paragraph" style:parent-style-name="Heading_20_2">
      <style:paragraph-properties fo:break-before="page"/>
      <style:text-properties officeooo:rsid="000cdf14" officeooo:paragraph-rsid="002500d0"/>
    </style:style>
    <style:style style:name="P177" style:family="paragraph" style:parent-style-name="Heading_20_2">
      <style:paragraph-properties fo:break-before="page"/>
      <style:text-properties officeooo:rsid="003b6cd2" officeooo:paragraph-rsid="003b6cd2"/>
    </style:style>
    <style:style style:name="P178" style:family="paragraph" style:parent-style-name="Heading_20_2">
      <style:paragraph-properties fo:break-before="page"/>
      <style:text-properties officeooo:rsid="00473988" officeooo:paragraph-rsid="00473988"/>
    </style:style>
    <style:style style:name="P179" style:family="paragraph" style:parent-style-name="Heading_20_2">
      <style:paragraph-properties fo:break-before="page"/>
      <style:text-properties officeooo:rsid="00252860" officeooo:paragraph-rsid="00799c23"/>
    </style:style>
    <style:style style:name="P180" style:family="paragraph" style:parent-style-name="Heading_20_1">
      <style:text-properties fo:font-size="22pt" style:font-size-asian="22pt" style:font-size-complex="22pt"/>
    </style:style>
    <style:style style:name="P181" style:family="paragraph" style:parent-style-name="Heading_20_1">
      <style:text-properties officeooo:rsid="0040ae18" officeooo:paragraph-rsid="0040ae18"/>
    </style:style>
    <style:style style:name="P182" style:family="paragraph" style:parent-style-name="meta">
      <style:text-properties officeooo:rsid="000b03e0" officeooo:paragraph-rsid="0032310d"/>
    </style:style>
    <style:style style:name="P183" style:family="paragraph" style:parent-style-name="Table_20_Contents">
      <style:text-properties officeooo:rsid="002cac90" officeooo:paragraph-rsid="0040ae18"/>
    </style:style>
    <style:style style:name="P184" style:family="paragraph" style:parent-style-name="Table_20_Contents">
      <style:text-properties officeooo:rsid="002cac90" officeooo:paragraph-rsid="005d4d8b"/>
    </style:style>
    <style:style style:name="P185" style:family="paragraph" style:parent-style-name="Table_20_Contents">
      <style:text-properties officeooo:rsid="00329c75" officeooo:paragraph-rsid="0040ae18"/>
    </style:style>
    <style:style style:name="P186" style:family="paragraph" style:parent-style-name="Table_20_Contents">
      <style:text-properties officeooo:rsid="00547c36" officeooo:paragraph-rsid="005d4d8b"/>
    </style:style>
    <style:style style:name="P187" style:family="paragraph" style:parent-style-name="Table_20_Contents">
      <style:text-properties officeooo:rsid="00547c36" officeooo:paragraph-rsid="00547c36"/>
    </style:style>
    <style:style style:name="P188" style:family="paragraph" style:parent-style-name="Table_20_Contents">
      <style:text-properties officeooo:rsid="00547c36" officeooo:paragraph-rsid="0082b6bc"/>
    </style:style>
    <style:style style:name="P189" style:family="paragraph" style:parent-style-name="Table_20_Contents">
      <style:text-properties officeooo:rsid="002dfac9" officeooo:paragraph-rsid="005d4d8b"/>
    </style:style>
    <style:style style:name="P190" style:family="paragraph" style:parent-style-name="Table_20_Contents">
      <style:text-properties officeooo:rsid="002dfac9" officeooo:paragraph-rsid="0040ae18"/>
    </style:style>
    <style:style style:name="P191" style:family="paragraph" style:parent-style-name="Table_20_Contents">
      <style:text-properties officeooo:rsid="002dfac9" officeooo:paragraph-rsid="0082b6bc"/>
    </style:style>
    <style:style style:name="P192" style:family="paragraph" style:parent-style-name="Table_20_Contents">
      <style:text-properties officeooo:rsid="002f2f09" officeooo:paragraph-rsid="0040ae18"/>
    </style:style>
    <style:style style:name="P193" style:family="paragraph" style:parent-style-name="Table_20_Contents">
      <style:text-properties officeooo:rsid="00385e35" officeooo:paragraph-rsid="0040ae18"/>
    </style:style>
    <style:style style:name="P194" style:family="paragraph" style:parent-style-name="Table_20_Contents">
      <style:text-properties officeooo:rsid="0042c63d" officeooo:paragraph-rsid="0040ae18"/>
    </style:style>
    <style:style style:name="P195" style:family="paragraph" style:parent-style-name="Table_20_Contents">
      <style:text-properties officeooo:rsid="0041a248" officeooo:paragraph-rsid="0041a248"/>
    </style:style>
    <style:style style:name="P196" style:family="paragraph" style:parent-style-name="Table_20_Contents">
      <style:text-properties officeooo:rsid="00471a6c" officeooo:paragraph-rsid="00471a6c"/>
    </style:style>
    <style:style style:name="P197" style:family="paragraph" style:parent-style-name="Table_20_Contents">
      <style:text-properties officeooo:rsid="007baa97" officeooo:paragraph-rsid="007baa97"/>
    </style:style>
    <style:style style:name="P198" style:family="paragraph" style:parent-style-name="Table_20_Contents">
      <style:text-properties fo:font-size="10.5pt" officeooo:rsid="0023bf35" officeooo:paragraph-rsid="0040ae18" style:font-size-asian="10.5pt" style:font-size-complex="10.5pt"/>
    </style:style>
    <style:style style:name="P199" style:family="paragraph" style:parent-style-name="Table_20_Contents">
      <style:text-properties fo:font-size="10.5pt" officeooo:rsid="0023bf35" officeooo:paragraph-rsid="00469b9a" style:font-size-asian="10.5pt" style:font-size-complex="10.5pt"/>
    </style:style>
    <style:style style:name="P200" style:family="paragraph" style:parent-style-name="Table_20_Contents">
      <style:text-properties fo:font-size="10.5pt" officeooo:rsid="0023bf35" officeooo:paragraph-rsid="00530fb8" style:font-size-asian="10.5pt" style:font-size-complex="10.5pt"/>
    </style:style>
    <style:style style:name="P201" style:family="paragraph" style:parent-style-name="Table_20_Contents">
      <style:text-properties fo:font-size="10.5pt" officeooo:rsid="002a2303" officeooo:paragraph-rsid="00530fb8" style:font-size-asian="10.5pt" style:font-size-complex="10.5pt"/>
    </style:style>
    <style:style style:name="P202" style:family="paragraph" style:parent-style-name="Table_20_Contents">
      <style:text-properties fo:font-size="10.5pt" officeooo:rsid="00252860" officeooo:paragraph-rsid="0040ae18" style:font-size-asian="10.5pt" style:font-size-complex="10.5pt"/>
    </style:style>
    <style:style style:name="P203" style:family="paragraph" style:parent-style-name="Table_20_Contents">
      <style:text-properties fo:font-size="10.5pt" officeooo:rsid="00329c75" officeooo:paragraph-rsid="0040ae18" style:font-size-asian="10.5pt" style:font-size-complex="10.5pt"/>
    </style:style>
    <style:style style:name="P204" style:family="paragraph" style:parent-style-name="Table_20_Heading">
      <style:text-properties fo:font-size="10.5pt" officeooo:rsid="0023bf35" officeooo:paragraph-rsid="0040ae18" style:font-size-asian="10.5pt" style:font-size-complex="10.5pt"/>
    </style:style>
    <style:style style:name="P205" style:family="paragraph" style:parent-style-name="Text_20_body" style:list-style-name="L1">
      <style:text-properties officeooo:rsid="003b6cd2" officeooo:paragraph-rsid="003b6cd2"/>
    </style:style>
    <style:style style:name="P206" style:family="paragraph" style:parent-style-name="Text_20_body" style:list-style-name="L1">
      <style:text-properties officeooo:rsid="003ed000" officeooo:paragraph-rsid="003ed000"/>
    </style:style>
    <style:style style:name="P207" style:family="paragraph" style:parent-style-name="Text_20_body" style:list-style-name="L1">
      <style:text-properties officeooo:rsid="003db904" officeooo:paragraph-rsid="003db904"/>
    </style:style>
    <style:style style:name="P208" style:family="paragraph" style:parent-style-name="Text_20_body">
      <style:text-properties officeooo:rsid="00799c23" officeooo:paragraph-rsid="00799c23"/>
    </style:style>
    <style:style style:name="P209" style:family="paragraph" style:parent-style-name="Text_20_body">
      <style:text-properties officeooo:rsid="0040ae18" officeooo:paragraph-rsid="0040ae18"/>
    </style:style>
    <style:style style:name="P210" style:family="paragraph" style:parent-style-name="Text_20_body">
      <style:text-properties officeooo:rsid="008d28ee" officeooo:paragraph-rsid="008d28ee"/>
    </style:style>
    <style:style style:name="P211" style:family="paragraph" style:parent-style-name="Text_20_body">
      <style:text-properties officeooo:paragraph-rsid="008d28ee"/>
    </style:style>
    <style:style style:name="P212" style:family="paragraph" style:parent-style-name="Text_20_body">
      <style:text-properties officeooo:rsid="008d3212" officeooo:paragraph-rsid="008d3212"/>
    </style:style>
    <style:style style:name="P213" style:family="paragraph" style:parent-style-name="Text_20_body">
      <style:text-properties fo:font-size="11pt" officeooo:rsid="008d28ee" officeooo:paragraph-rsid="008d28ee" style:font-size-asian="11pt" style:font-size-complex="11pt"/>
    </style:style>
    <style:style style:name="P214" style:family="paragraph" style:parent-style-name="Text_20_body">
      <style:text-properties fo:font-size="11pt" officeooo:rsid="008d28ee" officeooo:paragraph-rsid="008dcdc4" style:font-size-asian="11pt" style:font-size-complex="11pt"/>
    </style:style>
    <style:style style:name="P215" style:family="paragraph" style:parent-style-name="Text_20_body">
      <style:text-properties fo:font-size="11pt" officeooo:rsid="00799c23" officeooo:paragraph-rsid="00799c23" style:font-size-asian="11pt" style:font-size-complex="11pt"/>
    </style:style>
    <style:style style:name="P216" style:family="paragraph" style:parent-style-name="Text_20_body">
      <style:text-properties fo:font-size="11pt" officeooo:rsid="008d3212" officeooo:paragraph-rsid="008d3212" style:font-size-asian="11pt" style:font-size-complex="11pt"/>
    </style:style>
    <style:style style:name="P217" style:family="paragraph" style:parent-style-name="Text_20_body">
      <style:text-properties fo:font-size="11pt" officeooo:rsid="008dcdc4" officeooo:paragraph-rsid="008dcdc4" style:font-size-asian="11pt" style:font-size-complex="11pt"/>
    </style:style>
    <style:style style:name="P218" style:family="paragraph" style:parent-style-name="Text_20_body">
      <style:text-properties fo:font-size="11pt" officeooo:rsid="0093b70c" officeooo:paragraph-rsid="0093b70c" style:font-size-asian="11pt" style:font-size-complex="11pt"/>
    </style:style>
    <style:style style:name="P219" style:family="paragraph" style:parent-style-name="Text_20_body">
      <style:text-properties officeooo:rsid="00816f06" officeooo:paragraph-rsid="00799c23"/>
    </style:style>
    <style:style style:name="P220" style:family="paragraph" style:parent-style-name="Text_20_body">
      <style:text-properties officeooo:rsid="00816f06" officeooo:paragraph-rsid="008d3212"/>
    </style:style>
    <style:style style:name="P221" style:family="paragraph" style:parent-style-name="Text_20_body">
      <style:text-properties officeooo:rsid="008f3f9d" officeooo:paragraph-rsid="008f3f9d"/>
    </style:style>
    <style:style style:name="P222" style:family="paragraph" style:parent-style-name="Text_20_body">
      <style:text-properties officeooo:paragraph-rsid="008f3f9d"/>
    </style:style>
    <style:style style:name="P223" style:family="paragraph" style:parent-style-name="Text_20_body">
      <style:text-properties officeooo:rsid="0090bd8d" officeooo:paragraph-rsid="0090bd8d"/>
    </style:style>
    <style:style style:name="P224" style:family="paragraph" style:parent-style-name="Text_20_body">
      <style:paragraph-properties fo:margin-left="0in" fo:margin-right="0.0098in" fo:text-indent="0in" style:auto-text-indent="false"/>
      <style:text-properties fo:font-size="10.5pt" officeooo:rsid="001ed323" officeooo:paragraph-rsid="0088197f" style:font-size-asian="10.5pt" style:font-size-complex="10.5pt"/>
    </style:style>
    <style:style style:name="P225" style:family="paragraph" style:parent-style-name="Text_20_body">
      <style:paragraph-properties fo:margin-left="0in" fo:margin-right="0.0098in" fo:text-indent="0in" style:auto-text-indent="false"/>
      <style:text-properties fo:font-size="11pt" officeooo:rsid="008d28ee" officeooo:paragraph-rsid="008d28ee" style:font-size-asian="11pt" style:font-size-complex="11pt"/>
    </style:style>
    <style:style style:name="P226" style:family="paragraph" style:parent-style-name="Text_20_body">
      <style:paragraph-properties fo:margin-left="0in" fo:margin-right="0.0098in" fo:text-indent="0in" style:auto-text-indent="false"/>
      <style:text-properties officeooo:rsid="008d3212" officeooo:paragraph-rsid="008d3212"/>
    </style:style>
    <style:style style:name="P227" style:family="paragraph" style:parent-style-name="Text_20_body">
      <style:paragraph-properties fo:margin-left="0in" fo:margin-right="0.0098in" fo:text-indent="0in" style:auto-text-indent="false"/>
      <style:text-properties officeooo:rsid="008f3f9d" officeooo:paragraph-rsid="008f3f9d"/>
    </style:style>
    <style:style style:name="P228" style:family="paragraph" style:parent-style-name="Heading_20_2">
      <style:text-properties officeooo:rsid="008d28ee" officeooo:paragraph-rsid="008d28ee"/>
    </style:style>
    <style:style style:name="P229" style:family="paragraph" style:parent-style-name="Heading_20_2">
      <style:text-properties officeooo:rsid="008f3f9d" officeooo:paragraph-rsid="008f3f9d"/>
    </style:style>
    <style:style style:name="P230" style:family="paragraph" style:parent-style-name="Heading_20_3">
      <style:paragraph-properties fo:margin-left="0in" fo:margin-right="0.0098in" fo:text-indent="0in" style:auto-text-indent="false"/>
      <style:text-properties officeooo:rsid="005d4d8b" officeooo:paragraph-rsid="008960b7"/>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2303"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officeooo:rsid="0008bbb8"/>
    </style:style>
    <style:style style:name="T10"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1" style:family="text">
      <style:text-properties fo:font-variant="normal" fo:text-transform="none" fo:color="#000000" style:font-name="Linux Libertine Display" fo:font-size="13pt" fo:letter-spacing="normal" fo:font-style="normal" style:text-underline-style="none" fo:font-weight="normal" officeooo:rsid="0016bc57" style:font-size-asian="13pt" style:font-size-complex="13pt"/>
    </style:style>
    <style:style style:name="T12" style:family="text">
      <style:text-properties officeooo:rsid="0009cce1"/>
    </style:style>
    <style:style style:name="T13" style:family="text">
      <style:text-properties officeooo:rsid="000b03e0"/>
    </style:style>
    <style:style style:name="T14" style:family="text">
      <style:text-properties officeooo:rsid="000b74f8"/>
    </style:style>
    <style:style style:name="T15" style:family="text">
      <style:text-properties officeooo:rsid="000cd922"/>
    </style:style>
    <style:style style:name="T16" style:family="text">
      <style:text-properties officeooo:rsid="000e3b32"/>
    </style:style>
    <style:style style:name="T17" style:family="text">
      <style:text-properties officeooo:rsid="000f4743"/>
    </style:style>
    <style:style style:name="T18" style:family="text">
      <style:text-properties officeooo:rsid="001031a6"/>
    </style:style>
    <style:style style:name="T19" style:family="text">
      <style:text-properties officeooo:rsid="0013b0a5"/>
    </style:style>
    <style:style style:name="T20" style:family="text">
      <style:text-properties officeooo:rsid="0016bc57"/>
    </style:style>
    <style:style style:name="T21" style:family="text">
      <style:text-properties officeooo:rsid="001a5286"/>
    </style:style>
    <style:style style:name="T22" style:family="text">
      <style:text-properties officeooo:rsid="001d023d"/>
    </style:style>
    <style:style style:name="T23" style:family="text">
      <style:text-properties officeooo:rsid="001ed323"/>
    </style:style>
    <style:style style:name="T24" style:family="text">
      <style:text-properties officeooo:rsid="002134b9"/>
    </style:style>
    <style:style style:name="T25" style:family="text">
      <style:text-properties officeooo:rsid="0023eca6"/>
    </style:style>
    <style:style style:name="T26" style:family="text">
      <style:text-properties officeooo:rsid="00251fb1"/>
    </style:style>
    <style:style style:name="T27" style:family="text">
      <style:text-properties officeooo:rsid="0026aeca"/>
    </style:style>
    <style:style style:name="T28" style:family="text">
      <style:text-properties officeooo:rsid="0026f5ea"/>
    </style:style>
    <style:style style:name="T29" style:family="text">
      <style:text-properties officeooo:rsid="002e1563"/>
    </style:style>
    <style:style style:name="T30" style:family="text">
      <style:text-properties officeooo:rsid="003141e6"/>
    </style:style>
    <style:style style:name="T31" style:family="text">
      <style:text-properties officeooo:rsid="0032310d"/>
    </style:style>
    <style:style style:name="T32" style:family="text">
      <style:text-properties officeooo:rsid="00341fb6"/>
    </style:style>
    <style:style style:name="T33" style:family="text">
      <style:text-properties officeooo:rsid="00357e66"/>
    </style:style>
    <style:style style:name="T34" style:family="text">
      <style:text-properties officeooo:rsid="00382174"/>
    </style:style>
    <style:style style:name="T35" style:family="text">
      <style:text-properties officeooo:rsid="003b6cd2"/>
    </style:style>
    <style:style style:name="T36" style:family="text">
      <style:text-properties officeooo:rsid="003c92f0"/>
    </style:style>
    <style:style style:name="T37" style:family="text">
      <style:text-properties officeooo:rsid="003db904"/>
    </style:style>
    <style:style style:name="T38" style:family="text">
      <style:text-properties officeooo:rsid="004007b2"/>
    </style:style>
    <style:style style:name="T39" style:family="text">
      <style:text-properties officeooo:rsid="002a2303"/>
    </style:style>
    <style:style style:name="T40" style:family="text">
      <style:text-properties officeooo:rsid="00252860"/>
    </style:style>
    <style:style style:name="T41" style:family="text">
      <style:text-properties officeooo:rsid="00329c75"/>
    </style:style>
    <style:style style:name="T42" style:family="text">
      <style:text-properties fo:font-weight="bold" style:font-weight-asian="bold" style:font-weight-complex="bold"/>
    </style:style>
    <style:style style:name="T43" style:family="text">
      <style:text-properties fo:font-weight="bold" officeooo:rsid="0040ae18" style:font-weight-asian="bold" style:font-weight-complex="bold"/>
    </style:style>
    <style:style style:name="T44" style:family="text">
      <style:text-properties fo:font-weight="bold" officeooo:rsid="00530fb8" style:font-weight-asian="bold" style:font-weight-complex="bold"/>
    </style:style>
    <style:style style:name="T45" style:family="text">
      <style:text-properties fo:font-weight="bold" officeooo:rsid="00869e38" style:font-weight-asian="bold" style:font-weight-complex="bold"/>
    </style:style>
    <style:style style:name="T46" style:family="text">
      <style:text-properties fo:font-weight="bold" officeooo:rsid="0088197f" style:font-weight-asian="bold" style:font-weight-complex="bold"/>
    </style:style>
    <style:style style:name="T47" style:family="text">
      <style:text-properties officeooo:rsid="002cac90"/>
    </style:style>
    <style:style style:name="T48" style:family="text">
      <style:text-properties officeooo:rsid="002dfac9"/>
    </style:style>
    <style:style style:name="T49" style:family="text">
      <style:text-properties officeooo:rsid="0040ae18"/>
    </style:style>
    <style:style style:name="T50" style:family="text">
      <style:text-properties officeooo:rsid="002b545e"/>
    </style:style>
    <style:style style:name="T51" style:family="text">
      <style:text-properties officeooo:rsid="002bf615"/>
    </style:style>
    <style:style style:name="T52" style:family="text">
      <style:text-properties officeooo:rsid="0026dd3a"/>
    </style:style>
    <style:style style:name="T53" style:family="text">
      <style:text-properties officeooo:rsid="0041a248"/>
    </style:style>
    <style:style style:name="T54" style:family="text">
      <style:text-properties officeooo:rsid="00433b92"/>
    </style:style>
    <style:style style:name="T55" style:family="text">
      <style:text-properties officeooo:rsid="0044dce1"/>
    </style:style>
    <style:style style:name="T56" style:family="text">
      <style:text-properties officeooo:rsid="00471a6c"/>
    </style:style>
    <style:style style:name="T57" style:family="text">
      <style:text-properties officeooo:rsid="00473988"/>
    </style:style>
    <style:style style:name="T58" style:family="text">
      <style:text-properties officeooo:rsid="00480c0f"/>
    </style:style>
    <style:style style:name="T59" style:family="text">
      <style:text-properties officeooo:rsid="004a0b82"/>
    </style:style>
    <style:style style:name="T60" style:family="text">
      <style:text-properties officeooo:rsid="00500ff2"/>
    </style:style>
    <style:style style:name="T61" style:family="text">
      <style:text-properties officeooo:rsid="0051483e"/>
    </style:style>
    <style:style style:name="T62" style:family="text">
      <style:text-properties officeooo:rsid="00530fb8"/>
    </style:style>
    <style:style style:name="T63" style:family="text">
      <style:text-properties officeooo:rsid="00547c36"/>
    </style:style>
    <style:style style:name="T64" style:family="text">
      <style:text-properties officeooo:rsid="005600d0"/>
    </style:style>
    <style:style style:name="T65" style:family="text">
      <style:text-properties officeooo:rsid="005a74ab"/>
    </style:style>
    <style:style style:name="T66" style:family="text">
      <style:text-properties officeooo:rsid="005d4d8b"/>
    </style:style>
    <style:style style:name="T67" style:family="text">
      <style:text-properties officeooo:rsid="005e07d8"/>
    </style:style>
    <style:style style:name="T68" style:family="text">
      <style:text-properties officeooo:rsid="00614de9"/>
    </style:style>
    <style:style style:name="T69" style:family="text">
      <style:text-properties officeooo:rsid="00625099"/>
    </style:style>
    <style:style style:name="T70" style:family="text">
      <style:text-properties officeooo:rsid="0062b474"/>
    </style:style>
    <style:style style:name="T71" style:family="text">
      <style:text-properties officeooo:rsid="0068c41e"/>
    </style:style>
    <style:style style:name="T72" style:family="text">
      <style:text-properties officeooo:rsid="006b021c"/>
    </style:style>
    <style:style style:name="T73" style:family="text">
      <style:text-properties officeooo:rsid="006b7f8e"/>
    </style:style>
    <style:style style:name="T74" style:family="text">
      <style:text-properties officeooo:rsid="006d5e2d"/>
    </style:style>
    <style:style style:name="T75" style:family="text">
      <style:text-properties officeooo:rsid="00708d88"/>
    </style:style>
    <style:style style:name="T76" style:family="text">
      <style:text-properties officeooo:rsid="0072834c"/>
    </style:style>
    <style:style style:name="T77" style:family="text">
      <style:text-properties officeooo:rsid="00745a28"/>
    </style:style>
    <style:style style:name="T78" style:family="text">
      <style:text-properties officeooo:rsid="00775f55"/>
    </style:style>
    <style:style style:name="T79" style:family="text">
      <style:text-properties officeooo:rsid="00779b83"/>
    </style:style>
    <style:style style:name="T80" style:family="text">
      <style:text-properties fo:font-size="10.5pt" style:font-size-asian="10.5pt" style:font-size-complex="10.5pt"/>
    </style:style>
    <style:style style:name="T81" style:family="text">
      <style:text-properties fo:font-size="10.5pt" officeooo:rsid="00779b83" style:font-size-asian="10.5pt" style:font-size-complex="10.5pt"/>
    </style:style>
    <style:style style:name="T82" style:family="text">
      <style:text-properties fo:font-size="10.5pt" officeooo:rsid="0072834c" style:font-size-asian="10.5pt" style:font-size-complex="10.5pt"/>
    </style:style>
    <style:style style:name="T83" style:family="text">
      <style:text-properties fo:font-size="10.5pt" officeooo:rsid="00869e38" style:font-size-asian="10.5pt" style:font-size-complex="10.5pt"/>
    </style:style>
    <style:style style:name="T84" style:family="text">
      <style:text-properties officeooo:rsid="00328df7"/>
    </style:style>
    <style:style style:name="T85" style:family="text">
      <style:text-properties officeooo:rsid="00799c23"/>
    </style:style>
    <style:style style:name="T86" style:family="text">
      <style:text-properties officeooo:rsid="0084886b"/>
    </style:style>
    <style:style style:name="T87" style:family="text">
      <style:text-properties officeooo:rsid="0088197f"/>
    </style:style>
    <style:style style:name="T88" style:family="text">
      <style:text-properties officeooo:rsid="008b1edc"/>
    </style:style>
    <style:style style:name="T89" style:family="text">
      <style:text-properties officeooo:rsid="008d3212"/>
    </style:style>
    <style:style style:name="T90" style:family="text">
      <style:text-properties fo:font-size="11pt" officeooo:rsid="008d3212" style:font-size-asian="11pt" style:font-size-complex="11pt"/>
    </style:style>
    <style:style style:name="T91" style:family="text">
      <style:text-properties officeooo:rsid="0090bd8d"/>
    </style:style>
    <style:style style:name="T92" style:family="text">
      <style:text-properties officeooo:rsid="0091ffbd"/>
    </style:style>
    <style:style style:name="T93" style:family="text">
      <style:text-properties officeooo:rsid="0093530c"/>
    </style:style>
    <style:style style:name="T94" style:family="text">
      <style:text-properties officeooo:rsid="0093b70c"/>
    </style:style>
    <style:style style:name="fr1" style:family="graphic" style:parent-style-name="acrosstop">
      <style:graphic-properties style:vertical-pos="from-top" style:vertical-rel="page-content" style:horizontal-pos="from-left" style:horizontal-rel="page-content"/>
    </style:style>
    <style:style style:name="fr2" style:family="graphic" style:parent-style-name="acrosstop">
      <style:graphic-properties style:vertical-pos="from-top" style:vertical-rel="page-content" style:horizontal-pos="from-left" style:horizontal-rel="page-content"/>
    </style:style>
    <style:style style:name="fr3"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0in" svg:y="0in" svg:width="6.9252in" style:rel-width="100%" svg:height="0.6102in" draw:z-index="2">
        <draw:text-box>
          <text:h text:style-name="Heading_20_1" text:outline-level="1">WBTV 2: Time Synchronization Protocol</text:h>
          <text:p text:style-name="meta">Version 1 By Daniel Dunn</text:p>
        </draw:text-box>
      </draw:frame>
      <draw:frame draw:style-name="fr1" draw:name="Frame2" text:anchor-type="page" text:anchor-page-number="3" svg:x="0in" svg:y="0in" svg:width="6.9252in" style:rel-width="100%" draw:z-index="5">
        <draw:text-box fo:min-height="0.6201in">
          <text:h text:style-name="Heading_20_1" text:outline-level="1">WBTV 3: Device Discovery and ID </text:h>
          <text:p text:style-name="meta">Version 1 by Daniel Dunn</text:p>
        </draw:text-box>
      </draw:frame>
      <draw:frame draw:style-name="fr1" draw:name="Frame5" text:anchor-type="page" text:anchor-page-number="4" svg:x="0in" svg:y="0in" svg:width="6.9252in" style:rel-width="100%" draw:z-index="4">
        <draw:text-box fo:min-height="0.6201in">
          <text:h text:style-name="Heading_20_1" text:outline-level="1">WBTV 4: Service Discovery</text:h>
          <text:p text:style-name="meta">Version 1 by Daniel Dunn, <text:span text:style-name="T54">Public Domain/CC0</text:span></text:p>
        </draw:text-box>
      </draw:frame>
      <draw:frame draw:style-name="fr1" draw:name="Frame4" text:anchor-type="page" text:anchor-page-number="5" svg:x="0in" svg:y="0in" svg:width="6.9252in" style:rel-width="100%" draw:z-index="3">
        <draw:text-box fo:min-height="0.6201in">
          <text:h text:style-name="Heading_20_1" text:outline-level="1">WBTV 5: The DAQ Service</text:h>
          <text:p text:style-name="meta">Version 1 by Daniel Dunn</text:p>
        </draw:text-box>
      </draw:frame>
      <draw:frame draw:style-name="fr1" draw:name="Frame6" text:anchor-type="page" text:anchor-page-number="6" svg:x="0in" svg:y="0in" svg:width="6.9252in" style:rel-width="100%" draw:z-index="6">
        <draw:text-box fo:min-height="0.6201in">
          <text:h text:style-name="Heading_20_1" text:outline-level="1">WBTV 6: DAQ Service Extensions</text:h>
          <text:p text:style-name="meta">Versio<text:span text:style-name="T30">n 1 by Daniel Dunn</text:span></text:p>
        </draw:text-box>
      </draw:frame>
      <draw:frame draw:style-name="fr1" draw:name="Frame9" text:anchor-type="page" text:anchor-page-number="9" svg:x="0in" svg:y="0in" svg:width="6.9252in" style:rel-width="100%" draw:z-index="9">
        <draw:text-box fo:min-height="0.6201in">
          <text:h text:style-name="Heading_20_1" text:outline-level="1">WBTV <text:span text:style-name="T14">9</text:span>: Misc</text:h>
          <text:p text:style-name="P182">Version 1 by Daniel Dunn, Public Domain/CC0</text:p>
        </draw:text-box>
      </draw:frame>
      <draw:frame draw:style-name="fr1" draw:name="Frame10" text:anchor-type="page" text:anchor-page-number="10" svg:x="0in" svg:y="0in" svg:width="6.9252in" style:rel-width="100%" draw:z-index="8">
        <draw:text-box fo:min-height="0.6201in">
          <text:h text:style-name="Heading_20_1" text:outline-level="1">WBTV <text:span text:style-name="T15">10</text:span>: <text:span text:style-name="T15">Physical Layer</text:span></text:h>
          <text:p text:style-name="P182">Version 1 by Daniel Dunn, Public Domain/CC0</text:p>
        </draw:text-box>
      </draw:frame>
      <draw:frame draw:style-name="fr1" draw:name="Frame11" text:anchor-type="page" text:anchor-page-number="11" svg:x="0in" svg:y="0in" svg:width="6.9252in" style:rel-width="100%" draw:z-index="11">
        <draw:text-box fo:min-height="0.6201in">
          <text:h text:style-name="Heading_20_1" text:outline-level="1">WBTV <text:span text:style-name="T15">11</text:span>: <text:span text:style-name="T23">Nick IDs</text:span></text:h>
          <text:p text:style-name="P182">Version 1.<text:span text:style-name="T38">1</text:span> by Daniel Dunn, Public Domain/CC0</text:p>
        </draw:text-box>
      </draw:frame>
      <draw:frame draw:style-name="fr1" draw:name="Frame12" text:anchor-type="page" text:anchor-page-number="12" svg:x="0in" svg:y="0in" svg:width="6.9252in" style:rel-width="100%" draw:z-index="10">
        <draw:text-box fo:min-height="0.6201in">
          <text:h text:style-name="Heading_20_1" text:outline-level="1">WBTV <text:span text:style-name="T15">12</text:span>: <text:span text:style-name="T25">Navigation Device Protocol</text:span></text:h>
          <text:p text:style-name="P182">Version 1 by Daniel Dunn, Public Domain/CC0</text:p>
        </draw:text-box>
      </draw:frame>
      <draw:frame draw:style-name="fr1" draw:name="Frame8" text:anchor-type="page" text:anchor-page-number="8" svg:x="0in" svg:y="0in" svg:width="6.9252in" style:rel-width="100%" draw:z-index="7">
        <draw:text-box fo:min-height="0.6201in">
          <text:h text:style-name="Heading_20_1" text:outline-level="1">WBTV <text:span text:style-name="T13">8</text:span>: Stage Light Control <text:span text:style-name="T13">Extensions</text:span></text:h>
          <text:p text:style-name="P182">Version 1 by Daniel Dunn, Public Domain/CC0</text:p>
        </draw:text-box>
      </draw:frame>
      <draw:frame draw:style-name="fr1" draw:name="Frame13" text:anchor-type="page" text:anchor-page-number="13" svg:x="0in" svg:y="0in" svg:width="6.9252in" style:rel-width="100%" draw:z-index="12">
        <draw:text-box fo:min-height="0.6201in">
          <text:h text:style-name="Heading_20_1" text:outline-level="1">WBTV <text:span text:style-name="T15">13</text:span>: <text:span text:style-name="T35">Stage Info Protocol</text:span></text:h>
          <text:p text:style-name="P182">Version 1 by Daniel Dunn, Public Domain/CC0</text:p>
        </draw:text-box>
      </draw:frame>
      <draw:frame draw:style-name="fr1" draw:name="Frame14" text:anchor-type="page" text:anchor-page-number="14" svg:x="0in" svg:y="0in" svg:width="6.9252in" style:rel-width="100%" draw:z-index="13">
        <draw:text-box fo:min-height="0.6201in">
          <text:h text:style-name="P181" text:outline-level="1">WBTV 14: Format Specifier Bytes</text:h>
          <text:p text:style-name="P43">Version 1 by Daniel Dunn, <text:s/><text:span text:style-name="T13">Public Domain/CC0</text:span></text:p>
        </draw:text-box>
      </draw:frame>
      <draw:frame draw:style-name="fr1" draw:name="Frame15" text:anchor-type="page" text:anchor-page-number="15" svg:x="0in" svg:y="0in" svg:width="6.9252in" style:rel-width="100%" draw:z-index="14">
        <draw:text-box fo:min-height="0.6201in">
          <text:h text:style-name="P181" text:outline-level="1">WBTV 15: IO Protocol</text:h>
          <text:p text:style-name="P43">Version 1 by Daniel Dunn, <text:s/><text:span text:style-name="T13">Public Domain/CC0</text:span></text:p>
        </draw:text-box>
      </draw:frame>
      <draw:frame draw:style-name="fr1" draw:name="Frame16" text:anchor-type="page" text:anchor-page-number="16" svg:x="0in" svg:y="0in" svg:width="6.9252in" style:rel-width="100%" draw:z-index="15">
        <draw:text-box fo:min-height="0.6201in">
          <text:h text:style-name="P181" text:outline-level="1">WBTV 1<text:span text:style-name="T57">6</text:span>: IO Protocol <text:span text:style-name="T57">Classes</text:span></text:h>
          <text:p text:style-name="P43">Version 1 by Daniel Dunn, <text:s/><text:span text:style-name="T13">Public Domain/CC0</text:span></text:p>
        </draw:text-box>
      </draw:frame>
      <draw:frame draw:style-name="fr1" draw:name="Frame17" text:anchor-type="page" text:anchor-page-number="19" svg:x="0in" svg:y="0in" svg:width="6.9252in" style:rel-width="100%" draw:z-index="16">
        <draw:text-box fo:min-height="0.6201in">
          <text:h text:style-name="P181" text:outline-level="1">WBTV 1<text:span text:style-name="T85">7</text:span>: IO<text:span text:style-name="T85">DATA Protocol</text:span></text:h>
          <text:p text:style-name="P43">Version 1 by Daniel Dunn, <text:s/><text:span text:style-name="T13">Public Domain/CC0</text:span></text:p>
        </draw:text-box>
      </draw:frame>
      <draw:frame draw:style-name="fr1" draw:name="Frame18" text:anchor-type="page" text:anchor-page-number="20" svg:x="0in" svg:y="0in" svg:width="6.9252in" style:rel-width="100%" draw:z-index="17">
        <draw:text-box fo:min-height="0.6201in">
          <text:h text:style-name="Heading_20_1" text:outline-level="1"><text:span text:style-name="T49">WBTV 18: Direct Connection</text:span></text:h>
          <text:p text:style-name="P43">Version 1 by Daniel Dunn, <text:span text:style-name="T92">2015</text:span>, <text:s/><text:span text:style-name="T13">Public Domain/CC0</text:span></text:p>
        </draw:text-box>
      </draw:frame>
      <draw:frame draw:style-name="fr1" draw:name="Frame19" text:anchor-type="page" text:anchor-page-number="21" svg:x="0in" svg:y="0in" svg:width="6.9252in" style:rel-width="100%" draw:z-index="18">
        <draw:text-box fo:min-height="0.6201in">
          <text:h text:style-name="Heading_20_1" text:outline-level="1"><text:span text:style-name="T49">WBTV 19: Medium Distance Direct Connection</text:span></text:h>
          <text:p text:style-name="P43">Version 1 by Daniel Dunn, <text:span text:style-name="T92">2015</text:span>, <text:s/><text:span text:style-name="T13">Public Domain/CC0</text:span></text:p>
        </draw:text-box>
      </draw:frame>
      <text:h text:style-name="Heading_20_2" text:outline-level="2"><draw:frame draw:style-name="fr2" draw:name="Frame1" text:anchor-type="paragraph" svg:x="0in" svg:y="0in" svg:width="6.8445in" draw:z-index="0"><draw:text-box fo:min-height="0.4909in"><text:h text:style-name="P180" text:outline-level="1">WBTV 1 : Publish-Subscribe for Embedded Devices</text:h><text:p text:style-name="meta">Revision 1 by Daniel Dunn<text:span text:style-name="T33">, Public Domain CC0</text:span></text:p></draw:text-box></draw:frame>Introduction</text:h>
      <text:p text:style-name="P1">This page presents a simple protocol for realizing publish-subscribe messaging in small low cost embedded devices <text:span text:style-name="T33">that can be realized without special hardware over a variety of interfaces, including USB and 8-N-1 UART.</text:span></text:p>
      <text:p text:style-name="P1"/>
      <text:p text:style-name="P1">The protocol can be implemented in about 3K of memory+ 70 bytes of RAM.</text:p>
      <text:p text:style-name="P32"/>
      <text:p text:style-name="P33">Implementation of a one-to-one topology only requires a channel through which bytes can be sent. Implementing a bus topology requires a medium supporting collision detection, which can be as simple as an I2C/TWI-Like interface and standard UART.</text:p>
      <text:h text:style-name="Heading_20_2" text:outline-level="2">Semantics</text:h>
      <text:p text:style-name="P1">Each message can be thought of as pushing a “message” made of “segments” to a “channel”. Both the message segments and the name of the channel are arbitrary 8 bit strings. </text:p>
      <text:p text:style-name="P1"/>
      <text:p text:style-name="P3">All channels with &lt;=6 byte names are reserved for future standardization. </text:p>
      <text:p text:style-name="P3"/>
      <text:p text:style-name="P3">To avoid conflicts, channel names should be based on URLs or UUIDs or some other unique string, but can simply be chosen arbitrarily when global compatibility is not required.</text:p>
      <text:p text:style-name="P1"/>
      <text:h text:style-name="Heading_20_2" text:outline-level="2">Message Structure</text:h>
      <text:p text:style-name="P3">Every message begins with an exclamation point, followed by the N byte channel name, then a tilde as a separator , then the data, then a 2 byte checksum, then a closing newline(ASCII 10). </text:p>
      <text:p text:style-name="P3"/>
      <text:p text:style-name="P3">Should the message contain multiple segments, separate them with un-escaped tildes.</text:p>
      <text:p text:style-name="P3"/>
      <text:p text:style-name="P3">All data <text:span text:style-name="T33">sent over WBTV </text:span>should always be little-endian <text:span text:style-name="T33">unless there is a special reason to prefer otherwise. There is no hard limit to the message length, but messages should be kept as short as possible.</text:span></text:p>
      <text:p text:style-name="P1"/>
      <text:p text:style-name="P1"/>
      <text:p text:style-name="P1"/>
      <text:p text:style-name="P1"/>
      <text:p text:style-name="P1"/>
      <text:h text:style-name="Heading_20_2" text:outline-level="2">Escaping</text:h>
      <text:p text:style-name="P1">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1">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77"/>
      <text:p text:style-name="P77"><text:span text:style-name="T33">The function is c</text:span>alculated over all the bytes of the raw channel, the tilde<text:span text:style-name="T55">s betweeen segments</text:span>, and the raw message, but not including the escapes or any other control characters except for the tilde. </text:p>
      <text:p text:style-name="P77"/>
      <text:p text:style-name="P77">The checksum is appended to the message slow byte first, making the full message structure(control chars underlined):</text:p>
      <text:p text:style-name="Preformatted_20_Text"><text:span text:style-name="T8">!</text:span><text:span text:style-name="T1">&lt;channel&gt;</text:span><text:span text:style-name="T3">~</text:span><text:span text:style-name="T1">&lt;message&gt;&lt;fast&gt;&lt;slow&gt;</text:span><text:span text:style-name="T8">\n</text:span></text:p>
      <text:h text:style-name="Heading_20_2" text:outline-level="2">CSMA</text:h>
      <text:p text:style-name="P1"><text:span text:style-name="T33">When using a bus topology,</text:span> <text:span text:style-name="T33">a device must listen before transmitting to ensure the bus is free. With 8-N-1 UART, the bus can be considered free if it has been continually in the idle state for 1.5 Byte-Times.</text:span></text:p>
      <text:p text:style-name="P1"/>
      <text:p text:style-name="P33"><text:span text:style-name="T33">I</text:span>f the bus is found to not be free, devices must wait a random period before sensing the bus again.</text:p>
      <text:p text:style-name="P1"/>
      <text:p text:style-name="P1">Devices must also listen while transmitting, and, if they detect a collision(via the wired-or), immediately cease, wait <text:span text:style-name="T33">a</text:span> random period, and retry, <text:span text:style-name="T33">repeating as necessary, preferably with an exponentially increasing random period.</text:span></text:p>
      <text:p text:style-name="P1"/>
      <text:p text:style-name="P33">0 to 3 byte times is the suggested default range for initial random delays and for waiting to sense the bus again.</text:p>
      <text:p text:style-name="P33"/>
      <text:p text:style-name="P33">To catch collisions early without wasting time, a random delay of 0 to 2 bit-times can be inserted between bytes of the header.</text:p>
      <text:p text:style-name="P32"/>
      <text:p text:style-name="P1"/>
      <text:h text:style-name="Heading_20_2" text:outline-level="2"><text:soft-page-break/>Introduction</text:h>
      <text:p text:style-name="P2">Often there is a need to provide accurate time synchronization to many devices. This document defines a reserved channel for that purpose.</text:p>
      <text:p text:style-name="P2"/>
      <text:h text:style-name="Heading_20_2" text:outline-level="2">The TIME Channel</text:h>
      <text:p text:style-name="P1">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text:span text:style-name="T34">m</text:span> 8 bit unsigned integer M, where the maximum error in seconds is M*(2^E).</text:p>
      <text:p text:style-name="Text_20_body"/>
      <text:p text:style-name="P28">This is an extremely simple floating point format <text:s/>that can only represent positive integers.</text:p>
      <text:p text:style-name="P28"/>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1"/>
      <text:h text:style-name="Heading_20_2" text:outline-level="2"><text:s/>Introduction</text:h>
      <text:p text:style-name="P7">Often it becomes necessary to uniquely identify a device, and to enumerate devices on the bus. This document establishes rules for device IDs for WBTV devices.</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2">Big-endian encoding should be used for all UUIDs used with the WBTV protocol, even though WBTV is normally little-endian.</text:span></text:p>
      <text:p text:style-name="P23"/>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P28">Device specific Keywords should begin with “x-”. </text:p>
      <text:p text:style-name="P28">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4" text:outline-level="2">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
      <text:p text:style-name="P7">Services are identified using UUIDs, and as such anyone can define a service, and publish it formally or informally in the appropriate manner, such as online or in a user manual.</text:p>
      <text:p text:style-name="P7"/>
      <text:p text:style-name="P7">Devices that provide services must have a unique UUID that is not shared even between identical devices. This UUID may also be used as a channel name without conflict to save ram.</text:p>
      <text:p text:style-name="P7"/>
      <text:p text:style-name="P7">There is no restriction against two compatible services sharing a channe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h text:style-name="Heading_20_3" text:outline-level="3">Owning Device</text:h>
      <text:p text:style-name="P29">The first 16 bytes of a SERV message must contain the UUID of the owning device which is providing the advertised service.</text:p>
      <text:h text:style-name="P140" text:outline-level="3">Service UUID</text:h>
      <text:p text:style-name="Text_20_body">The next 16 Bytes must be the UUID of the service being provided.</text:p>
      <text:p text:style-name="Text_20_body"/>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78" text:outline-level="2">The Struct Service</text:h>
      <text:p text:style-name="Text_20_body"><text:span text:style-name="T1">This service is used for simple sensors and the like. The modifier bytes must be C source code containing either or both of two struct definitions, one called input and the other output. Data sent </text:span><text:span text:style-name="T4">to </text:span><text:span text:style-name="T7">the device must be an unpadded packed little endian instance of </text:span><text:span text:style-name="T4">input</text:span><text:span text:style-name="T7">. And data sent from the device must match output. </text:span></text:p>
      <text:p text:style-name="P10"/>
      <text:p text:style-name="P10"/>
      <text:p text:style-name="P10"/>
      <text:p text:style-name="P10"/>
      <text:h text:style-name="Heading_20_2" text:outline-level="2"><text:soft-page-break/>WBTV-DAQ Service</text:h>
      <text:p text:style-name="P1">This is a WBTV4 Service that allows a device to act as a data acquisition device.</text:p>
      <text:p text:style-name="P1"/>
      <text:p text:style-name="P99"><text:span text:style-name="T9">Service UUID(hex): </text:span><text:span text:style-name="T10">0x8A9E60340D8611E4843156F31D5D46B0</text:span></text:p>
      <text:p text:style-name="P4">Where legally possible, I place this document and protocol into the Public Domain. Elsewhere I release this work under the Creative Commons Zero License.</text:p>
      <text:h text:style-name="P78"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22">Si prefixes should be preferred over expressions(mV instead of V/1000)</text:p>
      <text:p text:style-name="P22">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2">datums</text:span><text:span text:style-name="T6">, wherin each datum is a data point from a certain signal, and is preceded by it's signal number.</text:span></text:p>
      <text:p text:style-name="P8">For example. A DAQ service channel with the modifier bytes:</text:p>
      <text:h text:style-name="P97" text:outline-level="2">u16 Voltage in mV <text:s text:c="20"/></text:h>
      <text:p text:style-name="P75">Might send a message consisting of a zero, indicating signal 0, followed by the two bytes of the 16 bit unsigned int, followed by the signal number and data for signal 0(if one existed), etc.</text:p>
      <text:p text:style-name="P75"/>
      <text:p text:style-name="P75">Devices may send one or many datum points in this way, and are not required to send all points.</text:p>
      <text:p text:style-name="P170"/>
      <text:h text:style-name="Heading_20_2" text:outline-level="2">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101">UUID(Hex):</text:p>
      <text:p text:style-name="P100">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P76">When found in the modifier bits of a Output Control Service Channel would mean the device was listening for a message on that channel containing a 8 bit</text:p>
      <text:p text:style-name="P76"><text:s/>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4" text:outline-level="2"><draw:frame draw:style-name="fr3" draw:name="Frame7" text:anchor-type="paragraph" svg:x="-0.1165in" svg:y="0.0299in" svg:width="7.0173in" draw:z-index="1"><draw:text-box fo:min-height="0.2744in"><text:h text:style-name="Heading_20_1" text:outline-level="1">WBTV 7: Stage Light Control </text:h><text:p text:style-name="meta">Version 1 by Daniel Dunn, <text:span text:style-name="T31">Public Domain/CC0</text:span></text:p></draw:text-box></draw:frame>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98">Devices should internally use as many bits of precision as possible for the smoothest fading.</text:p>
      <text:p text:style-name="P98"/>
      <text:p text:style-name="P98"/>
      <text:p text:style-name="P98"/>
      <text:p text:style-name="P98"/>
      <text:p text:style-name="P98"/>
      <text:p text:style-name="P98"/>
      <text:p text:style-name="P98"/>
      <text:p text:style-name="P98"/>
      <text:p text:style-name="P98"/>
      <text:p text:style-name="P98"/>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2">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2">valcount </text:span><text:span text:style-name="T6">values starting at </text:span><text:span text:style-name="T2">spos </text:span><text:span text:style-name="T6">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75" text:outline-level="2">Introduction</text:h>
      <text:p text:style-name="P14">The WBTV STAGE protocol defines a way of controlling lighting fixtures. This document defines an extension to the STAGE protocol allowing higher resolution control.</text:p>
      <text:p text:style-name="P14"/>
      <text:h text:style-name="P80" text:outline-level="2">Labeling</text:h>
      <text:p text:style-name="P14">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4"/>
      <text:h text:style-name="P80" text:outline-level="2">16 bit commands</text:h>
      <text:p text:style-name="P114">16 bit STAGE commands use the same value space array as 8 bit commands. A write or fade to channel 5 should do exactly the same thing in 16 or 8 bit mode, besides the higher resolution.</text:p>
      <text:p text:style-name="P15"/>
      <text:p text:style-name="P14">Where possible, fades between 8 bit values should be handled internally as 16 bits for maximum smoothn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Text_20_body"/>
      <text:p text:style-name="Text_20_body"/>
      <text:p text:style-name="Text_20_body"/>
      <text:h text:style-name="P81" text:outline-level="2">Commands</text:h>
      <text:h text:style-name="P137" text:outline-level="3">0x0<text:span text:style-name="T13">2</text:span> <text:span text:style-name="T13">16 bit </text:span>Set Values</text:h>
      <text:p text:style-name="P15">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5">Fixed uint8 0x00</text:p>
          </table:table-cell>
          <table:table-cell table:style-name="Table4.B1" office:value-type="string">
            <text:p text:style-name="P15"><text:s/>Command Code </text:p>
          </table:table-cell>
        </table:table-row>
        <table:table-row>
          <table:table-cell table:style-name="Table4.A2" office:value-type="string">
            <text:p text:style-name="P15">Uint16 spos</text:p>
          </table:table-cell>
          <table:table-cell table:style-name="Table4.B2" office:value-type="string">
            <text:p text:style-name="P15"><text:s/>Start Position</text:p>
          </table:table-cell>
        </table:table-row>
        <table:table-row>
          <table:table-cell table:style-name="Table4.A2" office:value-type="string">
            <text:p text:style-name="P15">Uint8 valcount</text:p>
          </table:table-cell>
          <table:table-cell table:style-name="Table4.B2" office:value-type="string">
            <text:p text:style-name="P15"><text:s/>Number of values to write</text:p>
          </table:table-cell>
        </table:table-row>
        <table:table-row>
          <table:table-cell table:style-name="Table4.A2" office:value-type="string">
            <text:p text:style-name="P15">Uint<text:span text:style-name="T13">16 </text:span>*N data</text:p>
          </table:table-cell>
          <table:table-cell table:style-name="Table4.B2" office:value-type="string">
            <text:p text:style-name="P15"><text:s/>Values to be written</text:p>
          </table:table-cell>
        </table:table-row>
      </table:table>
      <text:p text:style-name="P15"/>
      <text:p text:style-name="P15">Where the length of data is valcount. <text:span text:style-name="T12">Any fades on any values not referenced in the command should be unaffected.</text:span></text:p>
      <text:p text:style-name="P15"/>
      <text:h text:style-name="P137" text:outline-level="3">0x0<text:span text:style-name="T13">3</text:span> <text:span text:style-name="T13">16 bit </text:span>Fade Values</text:h>
      <text:p text:style-name="P15">This command begins a fade from the current values to the new values over a period of time.</text:p>
      <text:p text:style-name="P15">Structure:</text:p>
      <table:table table:name="Table5" table:style-name="Table5">
        <table:table-column table:style-name="Table5.A"/>
        <table:table-column table:style-name="Table5.B"/>
        <table:table-row>
          <table:table-cell table:style-name="Table5.A1" office:value-type="string">
            <text:p text:style-name="P15">Fixed uint8 0x01</text:p>
          </table:table-cell>
          <table:table-cell table:style-name="Table5.B1" office:value-type="string">
            <text:p text:style-name="P15">command code</text:p>
          </table:table-cell>
        </table:table-row>
        <table:table-row>
          <table:table-cell table:style-name="Table5.A2" office:value-type="string">
            <text:p text:style-name="P15">uint16 spos</text:p>
          </table:table-cell>
          <table:table-cell table:style-name="Table5.B2" office:value-type="string">
            <text:p text:style-name="P15">Start Address</text:p>
          </table:table-cell>
        </table:table-row>
        <table:table-row>
          <table:table-cell table:style-name="Table5.A2" office:value-type="string">
            <text:p text:style-name="P15">uint8 valcount</text:p>
          </table:table-cell>
          <table:table-cell table:style-name="Table5.B2" office:value-type="string">
            <text:p text:style-name="P15">Number of values to write</text:p>
          </table:table-cell>
        </table:table-row>
        <table:table-row>
          <table:table-cell table:style-name="Table5.A2" office:value-type="string">
            <text:p text:style-name="P15">uint8 duration</text:p>
          </table:table-cell>
          <table:table-cell table:style-name="Table5.B2" office:value-type="string">
            <text:p text:style-name="P15">Fade duration in 48ths of a second</text:p>
          </table:table-cell>
        </table:table-row>
        <table:table-row>
          <table:table-cell table:style-name="Table5.A2" office:value-type="string">
            <text:p text:style-name="P15">uint<text:span text:style-name="T13">16</text:span>*N data</text:p>
          </table:table-cell>
          <table:table-cell table:style-name="Table5.B2" office:value-type="string">
            <text:p text:style-name="P15"><text:s/>Fade destination values</text:p>
          </table:table-cell>
        </table:table-row>
      </table:table>
      <text:p text:style-name="P15"/>
      <text:p text:style-name="P15">Causes <text:span text:style-name="T2">valcount </text:span><text:span text:style-name="T6">values starting at </text:span><text:span text:style-name="T2">spos </text:span><text:span text:style-name="T6">to fade from their current <text:s/>values to the destination values specified in data.</text:span></text:p>
      <text:p text:style-name="P9">Any fades on any values not included in the command should continue unaffected.</text:p>
      <text:p text:style-name="P9">Where the concept of a fade is nonsensical, such as on-off only lights, fades may be ignored.</text:p>
      <text:p text:style-name="Text_20_body"/>
      <text:p text:style-name="Text_20_body"/>
      <text:p text:style-name="Text_20_body"/>
      <text:p text:style-name="Text_20_body"/>
      <text:p text:style-name="Text_20_body"/>
      <text:p text:style-name="Text_20_body"/>
      <text:p text:style-name="Text_20_body"/>
      <text:h text:style-name="P174" text:outline-level="2"><text:span text:style-name="T9">I</text:span>ntroduction</text:h>
      <text:p text:style-name="Text_20_body">This Document defines assorted things.</text:p>
      <text:p text:style-name="Text_20_body"/>
      <text:h text:style-name="Heading_20_2" text:outline-level="2">The RAND channel</text:h>
      <text:p text:style-name="P35">The RAND channel is to be used for random numbers. Hardware RNG devices may send random bytes on this channel, but only high quality, whitened bytes such as produced by radioactive decay or diode noise. </text:p>
      <text:p text:style-name="P35"/>
      <text:p text:style-name="P35">Messages can contain<text:span text:style-name="T12"> 1-64 random bytes. This channel should only be used for “ready to use”, full entropy, uniformly distributed bytes.</text:span></text:p>
      <text:p text:style-name="Text_20_body"/>
      <text:p text:style-name="P21">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20">a null and then</text:span> the current offset from UTC(The number that, when added to UTC, would produce the time in the time zone), as a 32 bit integer.</text:p>
      <text:p text:style-name="P98">This may optionally be followed by <text:span text:style-name="T21">a 32 </text:span>bit <text:span text:style-name="T21">unsigned </text:span>integer containing the UNIX timestamp of a future time, followed by the time offset at that time <text:span text:style-name="T21">as a 32 bit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113"/>
      <text:p text:style-name="P113">A device that knows the answer may respond with a TZOS message.</text:p>
      <text:p text:style-name="P113"/>
      <text:p text:style-name="P113"/>
      <text:p text:style-name="P113"/>
      <text:p text:style-name="P113"/>
      <text:p text:style-name="P113"/>
      <text:h text:style-name="P79" text:outline-level="2">The LCTZ channel</text:h>
      <text:p text:style-name="Text_20_body">Messages on this channel should be the name of the local time zone of the device that is sending the message, optionally followed by a NUL and then the 32 bit integer offset from UTC in seconds of that zone, <text:span text:style-name="T27">which itself may optionally be followed by a 32 bit unsigned integer time in UTC and then a 32 bit integer offset that applies after that time.</text:span></text:p>
      <text:h text:style-name="P79" text:outline-level="2">The Struct In Service:</text:h>
      <text:p text:style-name="P11">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101">UUID:</text:p>
      <text:p text:style-name="P100">0xDD452C900D8711E4813782F41D5D46B0</text:p>
      <text:h text:style-name="P79" text:outline-level="2">The Struct Out Service:</text:h>
      <text:p text:style-name="P11">Same as the struct in service, except the device sends instead of receives the struct-formatted messages.</text:p>
      <text:p text:style-name="P11">UUID:</text:p>
      <text:p text:style-name="P12">0xED5690880D8711E4BA3289F41D5D46B0</text:p>
      <text:p text:style-name="P12"/>
      <text:h text:style-name="P86" text:outline-level="2">The NOTE channel</text:h>
      <text:p text:style-name="P21">This channel is used for a device to send freeform UTF8 text that is not intended to be read by a machine, such as sending copyright info or a manufacturer URL on bootup.</text:p>
      <text:p text:style-name="P21"/>
      <text:h text:style-name="P86" text:outline-level="2">The EVENT channel</text:h>
      <text:p text:style-name="P44"><text:span text:style-name="T20">This channel is used for announcing or causing events to occur. </text:span><text:span text:style-name="T11">Messages must be 16 byte UUIDs representing the event.</text:span></text:p>
      <text:p text:style-name="P68"/>
      <text:p text:style-name="P13"/>
      <text:p text:style-name="P13"/>
      <text:p text:style-name="P13"/>
      <text:p text:style-name="P13"/>
      <text:p text:style-name="P13"/>
      <text:p text:style-name="P13"/>
      <text:p text:style-name="P13"/>
      <text:p text:style-name="P173"/>
      <text:h text:style-name="P82" text:outline-level="2">Introduction</text:h>
      <text:p text:style-name="P109">This document defines several physical layer variants for WBTV.</text:p>
      <text:p text:style-name="P102"/>
      <text:h text:style-name="P82" text:outline-level="2">WBTV-A</text:h>
      <text:p text:style-name="P109"><text:span text:style-name="T17">8-N-1 Serial carried over </text:span>CAN signaling levels, <text:span text:style-name="T17">where a logical 1 is represented by the idle or recessive state</text:span>, carried over CAT5 cable using normal RJ45 jacks.</text:p>
      <text:p text:style-name="P16"/>
      <table:table table:name="Table6" table:style-name="Table6">
        <table:table-column table:style-name="Table6.A"/>
        <table:table-column table:style-name="Table6.B"/>
        <table:table-row>
          <table:table-cell table:style-name="Table6.A1" office:value-type="string">
            <text:p text:style-name="P5">RJ45 Pin</text:p>
          </table:table-cell>
          <table:table-cell table:style-name="Table6.B1" office:value-type="string">
            <text:p text:style-name="P105">Function</text:p>
          </table:table-cell>
        </table:table-row>
        <table:table-row>
          <table:table-cell table:style-name="Table6.A2" office:value-type="string">
            <text:p text:style-name="P17">1</text:p>
          </table:table-cell>
          <table:table-cell table:style-name="Table6.B2" office:value-type="string">
            <text:p text:style-name="P108">CAN_H</text:p>
          </table:table-cell>
        </table:table-row>
        <table:table-row>
          <table:table-cell table:style-name="Table6.A2" office:value-type="string">
            <text:p text:style-name="P17">2 <text:s text:c="8"/></text:p>
          </table:table-cell>
          <table:table-cell table:style-name="Table6.B2" office:value-type="string">
            <text:p text:style-name="P108">CAN_L</text:p>
          </table:table-cell>
        </table:table-row>
        <table:table-row>
          <table:table-cell table:style-name="Table6.A2" office:value-type="string">
            <text:p text:style-name="P17">3</text:p>
          </table:table-cell>
          <table:table-cell table:style-name="Table6.B2" office:value-type="string">
            <text:p text:style-name="P108">Reserved</text:p>
          </table:table-cell>
        </table:table-row>
        <table:table-row>
          <table:table-cell table:style-name="Table6.A2" office:value-type="string">
            <text:p text:style-name="P17">4</text:p>
          </table:table-cell>
          <table:table-cell table:style-name="Table6.B2" office:value-type="string">
            <text:p text:style-name="P108">Reserved/<text:span text:style-name="T17">POWER</text:span></text:p>
          </table:table-cell>
        </table:table-row>
        <table:table-row>
          <table:table-cell table:style-name="Table6.A2" office:value-type="string">
            <text:p text:style-name="P17">5</text:p>
          </table:table-cell>
          <table:table-cell table:style-name="Table6.B2" office:value-type="string">
            <text:p text:style-name="P108">Reserved/<text:span text:style-name="T17">POWER</text:span></text:p>
          </table:table-cell>
        </table:table-row>
        <table:table-row>
          <table:table-cell table:style-name="Table6.A2" office:value-type="string">
            <text:p text:style-name="P17">6</text:p>
          </table:table-cell>
          <table:table-cell table:style-name="Table6.B2" office:value-type="string">
            <text:p text:style-name="P108">Reserved</text:p>
          </table:table-cell>
        </table:table-row>
        <table:table-row>
          <table:table-cell table:style-name="Table6.A2" office:value-type="string">
            <text:p text:style-name="P17">7</text:p>
          </table:table-cell>
          <table:table-cell table:style-name="Table6.B2" office:value-type="string">
            <text:p text:style-name="P108">GND</text:p>
          </table:table-cell>
        </table:table-row>
        <table:table-row>
          <table:table-cell table:style-name="Table6.A2" office:value-type="string">
            <text:p text:style-name="P17">8</text:p>
          </table:table-cell>
          <table:table-cell table:style-name="Table6.B2" office:value-type="string">
            <text:p text:style-name="P108">GND</text:p>
          </table:table-cell>
        </table:table-row>
      </table:table>
      <text:p text:style-name="P17"/>
      <text:p text:style-name="P17">Both grounds should be connected <text:span text:style-name="T16">together. This provides protection against large ground offsets destroying devices.</text:span></text:p>
      <text:p text:style-name="P17"/>
      <text:p text:style-name="P19">If power is supplied, the total current on BOTH LINES combined is not to exceed 600ma, the voltage is not to exceed 32V with brief 35v transients allowed. </text:p>
      <text:p text:style-name="P19"/>
      <text:p text:style-name="Text_20_body"><text:span text:style-name="T19">D</text:span>evices must <text:span text:style-name="T19">be fully hot pluggable, and must </text:span>survive a hot plug to 32V via any amount of cable.</text:p>
      <text:p text:style-name="Text_20_body"/>
      <text:p text:style-name="P18">Devices with a “pass-through” port should pass through all pins directly unless a specific reason exists to do otherwise.</text:p>
      <text:p text:style-name="P18"/>
      <text:p text:style-name="P115">Devices must function properly with + or – 5 volts of offset between the grounds of <text:span text:style-name="T31">any two communicating devices.</text:span></text:p>
      <text:p text:style-name="P115"/>
      <text:p text:style-name="P115"/>
      <text:p text:style-name="P116"/>
      <text:p text:style-name="Text_20_body"><text:span text:style-name="T16">A</text:span>ny devices making use of the reserved pins for <text:span text:style-name="T32">any</text:span> purpose should be clearly labeled with what pins they use. Besides the use of 4 and 5 for power all use of reserved pins should be considered a site specific use.</text:p>
      <text:p text:style-name="Text_20_body"/>
      <text:p text:style-name="Text_20_body">Devices<text:span text:style-name="T18">(Including those with side-specific uses of reserved pins) </text:span>must sustain no damage from any combination of prolonged shorts between any pins, even with 35V power applied.<text:span text:style-name="T18"> <text:s/>Devices must also survive negative 24V applied to the CAN inputs.</text:span></text:p>
      <text:p text:style-name="P39"/>
      <text:p text:style-name="Text_20_body">Any device capable of supplying current must be current limited to 600ma to prevent fire.</text:p>
      <text:p text:style-name="Text_20_body"/>
      <text:p text:style-name="P30">Devices requiring appreciable power<text:span text:style-name="T31">(More than 150mA)</text:span> should not draw current from the bus and should instead use an external power supply. </text:p>
      <text:p text:style-name="P30"/>
      <text:p text:style-name="P40">Devices making use of an external power supply must connect their local ground to bus ground via a 3300 to 4700 ohm resistor with a power rating of at least one half watt.</text:p>
      <text:p text:style-name="P40"/>
      <text:p text:style-name="Text_20_body">Devices must keep input current ripple to a minimum, especially in the audio band.</text:p>
      <text:h text:style-name="P85" text:outline-level="2"><text:span text:style-name="T16">W</text:span>BTV-B</text:h>
      <text:p text:style-name="P18">One wire with a pull-up resistor of 3.3k to 100k to 3.3v, idle high, non inverted, 8-N-1, used as a wired-or bus in the manner of I2C.</text:p>
      <text:p text:style-name="P18"/>
      <text:p text:style-name="P31">Devices that externally expose a WBTV-B connection must have a reasonable level of ESD protection and protection against any combination of shorts on the WBTV-B connector pins.</text:p>
      <text:p text:style-name="P31"/>
      <text:p text:style-name="P31">Since <text:span text:style-name="T35">most </text:span>5V devices will still register 3.3V logic levels, most 3.3V or 5V devices can be connected simply with a 100-220 ohm protection resistor and a s<text:span text:style-name="T35">ch</text:span>ottky diode.</text:p>
      <text:h text:style-name="P85" text:outline-level="2">WBTB-USB</text:h>
      <text:p text:style-name="P20">Full-duplex(No CSMA) over a virtual USB COM port. </text:p>
      <text:h text:style-name="Heading_20_2" text:outline-level="2">WBTV-U</text:h>
      <text:p text:style-name="P18">Full duplex serial over standard TTL level signaling. Should be written with the voltage used(e.g. WBTV-U(5V)) <text:span text:style-name="T32">or WBTV-U5</text:span></text:p>
      <text:p text:style-name="P172"/>
      <text:h text:style-name="P83" text:outline-level="2">Introduction</text:h>
      <text:p text:style-name="P110">This document d<text:span text:style-name="T23">efines a way of assigning 2 byte “Nick IDs” to devices, which may also be used as STAGE start addresses. It also defines an extension to the TIME protocol.</text:span></text:p>
      <text:p text:style-name="P104"/>
      <text:h text:style-name="P87" text:outline-level="2">The Nick ID</text:h>
      <text:p text:style-name="P24">A nick ID is a 2 byte unsigned integer, always sent little-endian, that represents a node in a compact manner. Devices supporting nick IDs should store them in flash or EEPROM and should not change them unless explicitly commanded to or manually set.</text:p>
      <text:p text:style-name="P24"/>
      <text:p text:style-name="P24">Nick IDs are deliberately much larger than the likely number of de<text:span text:style-name="T37">v</text:span>ices on a bus for flexibility of assignment. In particular, nick IDs may also be used as STAGE start addresses, giving devi<text:span text:style-name="T24">c</text:span>es an easy standard way to set their start code via the bus.</text:p>
      <text:p text:style-name="P24"/>
      <text:p text:style-name="P25">All nick IDs below 4096 are reserved. Nick ID 0 is reserved for <text:span text:style-name="T56">broadcast</text:span>, Nick ID <text:span text:style-name="T68">1</text:span> is reserved for <text:span text:style-name="T56">unassigned but assignable via NICKID</text:span>, </text:p>
      <text:p text:style-name="P25"/>
      <text:p text:style-name="P25"><text:span text:style-name="T32">Nick ID </text:span>2 <text:span text:style-name="T32">is </text:span>for “Unassigned and not assignable”, to be used as a placeholder for <text:span text:style-name="T31">devices</text:span> not supporting true nick IDs <text:span text:style-name="T31">to use in contexts where a Nick ID is required.</text:span></text:p>
      <text:p text:style-name="P24"/>
      <text:p text:style-name="P41">Nick ID 3 is reserved for “Unassigned and only assignable temporarily”, <text:s/>for use when the device does not have writable <text:span text:style-name="T69">EEPROM</text:span> to store addresses.</text:p>
      <text:p text:style-name="P41"/>
      <text:p text:style-name="P24">IDs 32 through 255 are reserved for devices that set their ID via manual means such as a DIP switch.</text:p>
      <text:p text:style-name="P158"/>
      <text:p text:style-name="P158">IDs between 1024 and 2048 are reserved for devices using their nick ID as a STAGE address as well, <text:span text:style-name="T31">although such devices may use any address.</text:span></text:p>
      <text:p text:style-name="P158"/>
      <text:p text:style-name="P161"><text:span text:style-name="T31">I</text:span>Ds between 2048 and 2560 should be regarded as temporary addresses. A device commanded to use an address in this range should not save it to non-volatile memory and should revert to default at next boot.</text:p>
      <text:p text:style-name="P160"/>
      <text:p text:style-name="P119"/>
      <text:p text:style-name="P119"/>
      <text:p text:style-name="P119">When displaying Nick IDs in user software, they should be shown as padded 4 digit hexadecimal numbers, except in the context of STAGE protocol identifiers, where they should be shown in decimal.</text:p>
      <text:p text:style-name="P158"/>
      <text:p text:style-name="P118">Devices must be designed so that overlapping Nick IDs will not cause crashes as overlapping STAGE start codes may be required for some applications.</text:p>
      <text:h text:style-name="P87" text:outline-level="2">The MYNICK channel</text:h>
      <text:p text:style-name="P24">This channel is used for a device to announce it's nick ID. The data is simply the devices UUID followed immediately by it's current nick ID.</text:p>
      <text:p text:style-name="P24"/>
      <text:p text:style-name="P24">Devices should send this message on power-up/<text:span text:style-name="T31">first connection to the network, </text:span>and when <text:span text:style-name="T31">they receive a SCAN message.</text:span></text:p>
      <text:p text:style-name="P24"/>
      <text:h text:style-name="P87" text:outline-level="2">The NICKID channel</text:h>
      <text:p text:style-name="P24">This channel is used to set the nick ID of a device. The message is simply the 16 byte UUID of the target device followed by the desired new nick ID. The device may respond with a MYNICK message announcing it's new ID.</text:p>
      <text:p text:style-name="P24"/>
      <text:h text:style-name="P88" text:outline-level="2">TIME Extension</text:h>
      <text:p text:style-name="P36">A device may optionally append it's two-byte nick ID to the end of a TIME message, to indicate the sender and allow devices to better choose their time source.</text:p>
      <text:p text:style-name="P36"/>
      <text:h text:style-name="P90" text:outline-level="2">The RANDOM channel</text:h>
      <text:p text:style-name="P37">This channel is like the simpler RAND channel, except messages are prefixed with the sender's Nick ID, and then 0-56 bytes of random data, which must be ready to use, uniformly distributed, ready to use, already whitened, full entropy randomness generated by a physical source.</text:p>
      <text:p text:style-name="P24"/>
      <text:p text:style-name="P24"/>
      <text:p text:style-name="P24"/>
      <text:p text:style-name="P24"/>
      <text:p text:style-name="P24"/>
      <text:p text:style-name="P24"/>
      <text:p text:style-name="P24"/>
      <text:h text:style-name="P176" text:outline-level="2">Introduction</text:h>
      <text:p text:style-name="P111">This document d<text:span text:style-name="T23">efines a way of broadcasting navigation data via WBTV.</text:span></text:p>
      <text:p text:style-name="P103"/>
      <text:h text:style-name="P89" text:outline-level="2">The NAV channel</text:h>
      <text:p text:style-name="P26">This channel is defined for use with terrestrial and satellite navigation receivers. All messages must have the following format:</text:p>
      <text:p text:style-name="P26"/>
      <text:h text:style-name="P138" text:outline-level="3">Latitude i32</text:h>
      <text:p text:style-name="P159">The Latitude as tenths of millionths of degrees stored as a signed integer.</text:p>
      <text:h text:style-name="P138" text:outline-level="3">Latitude Fine u8</text:h>
      <text:p text:style-name="P26">The fine part latitude in billionths of degrees away from 0 relative to Latitude.</text:p>
      <text:h text:style-name="P138" text:outline-level="3">Longitude i32</text:h>
      <text:p text:style-name="P159">The Latitude as tenths of millionths of degrees stored as a signed integer.</text:p>
      <text:h text:style-name="P138" text:outline-level="3">Longitude Fine u8</text:h>
      <text:p text:style-name="P26">The fine part latitude in billionths of degrees away from 0 relative to Latitude.</text:p>
      <text:h text:style-name="P138" text:outline-level="3">Altitude i32</text:h>
      <text:p text:style-name="P26">The altitude relative to sea level in mm.</text:p>
      <text:h text:style-name="P138" text:outline-level="3">32 bit Heading </text:h>
      <text:p text:style-name="P26">The compass heading in signed <text:span text:style-name="T28">tenths of </text:span>microdegrees</text:p>
      <text:h text:style-name="P138" text:outline-level="3">32 bit Speed</text:h>
      <text:p text:style-name="P26">The current speed in <text:span text:style-name="T26">mm</text:span> per second.</text:p>
      <text:h text:style-name="P138" text:outline-level="3">8 Bit Satellites in View</text:h>
      <text:p text:style-name="P26">The current number of satellites in view of the receiver.</text:p>
      <text:h text:style-name="P139" text:outline-level="3">16 Bit Horizontal Position Error</text:h>
      <text:p text:style-name="P27">The current estimated position error in mm, where 2**16-<text:span text:style-name="T29">1</text:span>= too high to represent. Values above ~65m will not be representable.</text:p>
      <text:p text:style-name="P27"/>
      <text:p text:style-name="P27"/>
      <text:h text:style-name="P139" text:outline-level="3">16 Bit <text:span text:style-name="T56">Vertical</text:span> Position Error</text:h>
      <text:p text:style-name="P27">The current estimated vertical position error in mm, where 2**16-<text:span text:style-name="T29">1</text:span>= too high to represent. Values above ~65m will not be representable.</text:p>
      <text:h text:style-name="P139" text:outline-level="3">16 Bit Timestamp</text:h>
      <text:p text:style-name="P27">The least significant 16 bits of the count of 256ths of a second since the UNIX epoch in UTC(Leap seconds should be used)</text:p>
      <text:h text:style-name="P139" text:outline-level="3">Optional: 16 bit Nick ID</text:h>
      <text:p text:style-name="P27">A device may optionally end the message with it's Nick ID.</text:p>
      <text:h text:style-name="P139" text:outline-level="3">Total Message Size</text:h>
      <text:p text:style-name="P27">The data of this message is 31 bytes. Even after framing and arbitration, the message should not be longer than 48 bytes.</text:p>
      <text:p text:style-name="P27"/>
      <text:p text:style-name="P27">The message does not include time information beyond what is necessary for timestamping because the TIME message type should be used for time synchronization. GPS receivers should provide time information where possibl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77" text:outline-level="2">Introduction</text:h>
      <text:p text:style-name="P38">This document defines a way for WBTV devices to describe what STAGE protocol features they support and what they do.</text:p>
      <text:p text:style-name="P38"/>
      <text:h text:style-name="P91" text:outline-level="2">The STG<text:span text:style-name="T36">PFL</text:span> channel</text:h>
      <text:p text:style-name="P38">Messages on this channel follow a simple format comprised of the sending device's STAGE start address, <text:span text:style-name="T36"><text:s/>followed by two reserved bytes, followed by a number of bytes where each byte indicates the type of data the device expects on one of its input channels. The first byte denotes the input mapped to its start address.</text:span></text:p>
      <text:p text:style-name="P38"/>
      <text:p text:style-name="P41"><text:span text:style-name="T36">C</text:span>hannel types above 192 are reserved should be assumed to denote special function codes that should cause an error if not recognized.</text:p>
      <text:p text:style-name="P41"/>
      <text:h text:style-name="P92" text:outline-level="2">192 Compression</text:h>
      <text:p text:style-name="P41">A 192followed by two additional bytes A and B denotes B more repeats of the previous A bytes, such that 1,2,3,1,2,3 could be represented as 1,2,3,192,3,1</text:p>
      <text:p text:style-name="P41"/>
      <text:h text:style-name="P92" text:outline-level="2">16 Bit Support flag</text:h>
      <text:p text:style-name="P41">A 193 appearing anywhere in the channel list indicates 16 bit support for both fades and sets.</text:p>
      <text:p text:style-name="P42"/>
      <text:p text:style-name="P42"/>
      <text:p text:style-name="P42"/>
      <text:p text:style-name="P42"/>
      <text:p text:style-name="P42"/>
      <text:p text:style-name="P42"/>
      <text:p text:style-name="P42"/>
      <text:p text:style-name="P42"/>
      <text:p text:style-name="P42"/>
      <text:p text:style-name="P42"/>
      <text:p text:style-name="P38"/>
      <text:p text:style-name="P38"/>
      <text:p text:style-name="P38"/>
      <text:p text:style-name="P38"/>
      <text:p text:style-name="P38"/>
      <text:p text:style-name="P38"/>
      <text:p text:style-name="P38"/>
      <text:p text:style-name="P38"/>
      <text:p text:style-name="P38"/>
      <text:h text:style-name="P91" text:outline-level="2">Channel Types</text:h>
      <text:p text:style-name="P38">The channel type codes are as follows:</text:p>
      <text:p text:style-name="P117"/>
      <text:list xml:id="list7119012197981877725" text:style-name="L1">
        <text:list-item>
          <text:p text:style-name="P205">Generic Dimming</text:p>
        </text:list-item>
        <text:list-item>
          <text:p text:style-name="P205">Red Channel</text:p>
        </text:list-item>
        <text:list-item>
          <text:p text:style-name="P205">Green Channel</text:p>
        </text:list-item>
        <text:list-item>
          <text:p text:style-name="P205">Blue Channel</text:p>
        </text:list-item>
        <text:list-item>
          <text:p text:style-name="P205">Other Color Channel</text:p>
        </text:list-item>
        <text:list-item>
          <text:p text:style-name="P205">Blacklight channel</text:p>
        </text:list-item>
        <text:list-item>
          <text:p text:style-name="P206">Incandescent Channel</text:p>
        </text:list-item>
        <text:list-item>
          <text:p text:style-name="P205">Hue</text:p>
        </text:list-item>
        <text:list-item>
          <text:p text:style-name="P205">Saturation</text:p>
        </text:list-item>
        <text:list-item>
          <text:p text:style-name="P205">Value</text:p>
        </text:list-item>
        <text:list-item>
          <text:p text:style-name="P205">Mode Select</text:p>
        </text:list-item>
        <text:list-item>
          <text:p text:style-name="P205">X position</text:p>
        </text:list-item>
        <text:list-item>
          <text:p text:style-name="P205">Y position</text:p>
        </text:list-item>
        <text:list-item>
          <text:p text:style-name="P205">Z focus</text:p>
        </text:list-item>
        <text:list-item>
          <text:p text:style-name="P207">Fog Control</text:p>
        </text:list-item>
        <text:list-item>
          <text:p text:style-name="P205">Gobo Select <text:span text:style-name="T37">Control</text:span></text:p>
        </text:list-item>
        <text:list-item>
          <text:p text:style-name="P205">Gobo Rotate</text:p>
        </text:list-item>
        <text:list-item>
          <text:p text:style-name="P205">Frequency</text:p>
        </text:list-item>
        <text:list-item>
          <text:p text:style-name="P207">Duty Cycle</text:p>
        </text:list-item>
        <text:list-item>
          <text:p text:style-name="P205">Air-Moving Fan</text:p>
        </text:list-item>
        <text:list-item>
          <text:p text:style-name="P205">Water Effect</text:p>
        </text:list-item>
        <text:list-item>
          <text:p text:style-name="P205">Pneumatic Effect</text:p>
        </text:list-item>
        <text:list-item>
          <text:p text:style-name="P205">Motor Control</text:p>
        </text:list-item>
        <text:list-item>
          <text:p text:style-name="P205">Rotational Position</text:p>
        </text:list-item>
        <text:list-item>
          <text:p text:style-name="P205">Linear Positio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74" text:outline-level="2"><text:span text:style-name="T49">I</text:span>ntroduction</text:h>
      <text:p text:style-name="P124">This document d<text:span text:style-name="T23">efines a way of describing the format of a datum in a single byte. <text:s/>This document also defines a friendly ASCII representation of the types, which is compatible with common shorthand notation that is used elsewhere in WBTV. </text:span></text:p>
      <text:p text:style-name="P124"/>
      <text:p text:style-name="P224">For example, an unsigned 8 bit integer could be denoted as u8, wheras False would be b0_false(0 byte blob with modifier false), and an 8 bit unsigned count of hundredths would be u8_centi.</text:p>
      <text:p text:style-name="P125"/>
      <text:p text:style-name="P126">In general, specifiers for ASCII representations are listed in parenthesis in the lists, <text:span text:style-name="T87">and the general format is </text:span><text:span text:style-name="T46">&lt;type&gt;&lt;size&gt;_&lt;modifier&gt;</text:span><text:span text:style-name="T87">. </text:span>The exception is fixed-length blobs, which should always be represented in bytes(A blob that must be 64 bits long would be b8, not b64.<text:span text:style-name="T64">) Note that 0x00 is “b0_null”.</text:span></text:p>
      <text:h text:style-name="P95" text:outline-level="2">Bits 0(LSB) and 1:</text:h>
      <text:p text:style-name="P59">The first two bits indicate the data type as follow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04">Bit 0</text:p>
            </table:table-cell>
            <table:table-cell table:style-name="Table7.A1" office:value-type="string">
              <text:p text:style-name="P204">Bit 1</text:p>
            </table:table-cell>
            <table:table-cell table:style-name="Table7.C1" office:value-type="string">
              <text:p text:style-name="P204">Type</text:p>
            </table:table-cell>
          </table:table-row>
        </table:table-header-rows>
        <table:table-row>
          <table:table-cell table:style-name="Table7.A2" office:value-type="string">
            <text:p text:style-name="P198">0</text:p>
          </table:table-cell>
          <table:table-cell table:style-name="Table7.A2" office:value-type="string">
            <text:p text:style-name="P198">0</text:p>
          </table:table-cell>
          <table:table-cell table:style-name="Table7.C2" office:value-type="string">
            <text:p text:style-name="P199">Blob/Other <text:span text:style-name="T40">Binary (b)</text:span></text:p>
          </table:table-cell>
        </table:table-row>
        <table:table-row>
          <table:table-cell table:style-name="Table7.A2" office:value-type="string">
            <text:p text:style-name="P198">1</text:p>
          </table:table-cell>
          <table:table-cell table:style-name="Table7.A2" office:value-type="string">
            <text:p text:style-name="P198">0</text:p>
          </table:table-cell>
          <table:table-cell table:style-name="Table7.C2" office:value-type="string">
            <text:p text:style-name="P198">Unsigned Integer <text:span text:style-name="T62">(u)</text:span></text:p>
          </table:table-cell>
        </table:table-row>
        <table:table-row>
          <table:table-cell table:style-name="Table7.A2" office:value-type="string">
            <text:p text:style-name="P198">0</text:p>
          </table:table-cell>
          <table:table-cell table:style-name="Table7.A2" office:value-type="string">
            <text:p text:style-name="P198">1</text:p>
          </table:table-cell>
          <table:table-cell table:style-name="Table7.C2" office:value-type="string">
            <text:p text:style-name="P201">Two's complement Integer (i)</text:p>
          </table:table-cell>
        </table:table-row>
        <table:table-row table:style-name="Table7.5">
          <table:table-cell table:style-name="Table7.A2" office:value-type="string">
            <text:p text:style-name="P198">1</text:p>
          </table:table-cell>
          <table:table-cell table:style-name="Table7.A2" office:value-type="string">
            <text:p text:style-name="P198">1</text:p>
          </table:table-cell>
          <table:table-cell table:style-name="Table7.C2" office:value-type="string">
            <text:p text:style-name="P200">IEEE Float or Other( f)</text:p>
          </table:table-cell>
        </table:table-row>
      </table:table>
      <text:h text:style-name="P95" text:outline-level="2">Bits 2 and 3:</text:h>
      <text:p text:style-name="P59">The second two bits indicate the data size as follows:</text:p>
      <text:p text:style-name="P127">For Numeric Types<text:span text:style-name="T41">(Integer, Unsigned int, IEEE Float)</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04">Bit <text:span text:style-name="T39">2</text:span></text:p>
            </table:table-cell>
            <table:table-cell table:style-name="Table8.A1" office:value-type="string">
              <text:p text:style-name="P204">Bit <text:span text:style-name="T39">3</text:span></text:p>
            </table:table-cell>
            <table:table-cell table:style-name="Table8.C1" office:value-type="string">
              <text:p text:style-name="P204">Type</text:p>
            </table:table-cell>
          </table:table-row>
        </table:table-header-rows>
        <table:table-row>
          <table:table-cell table:style-name="Table8.A2" office:value-type="string">
            <text:p text:style-name="P198">0</text:p>
          </table:table-cell>
          <table:table-cell table:style-name="Table8.A2" office:value-type="string">
            <text:p text:style-name="P198">0</text:p>
          </table:table-cell>
          <table:table-cell table:style-name="Table8.C2" office:value-type="string">
            <text:p text:style-name="P202">1 byte in length <text:span text:style-name="T49">or Reserved if Float(8)</text:span></text:p>
          </table:table-cell>
        </table:table-row>
        <table:table-row table:style-name="Table8.3">
          <table:table-cell table:style-name="Table8.A2" office:value-type="string">
            <text:p text:style-name="P198">1</text:p>
          </table:table-cell>
          <table:table-cell table:style-name="Table8.A2" office:value-type="string">
            <text:p text:style-name="P198">0</text:p>
          </table:table-cell>
          <table:table-cell table:style-name="Table8.C2" office:value-type="string">
            <text:p text:style-name="P202">2 bytes in length<text:span text:style-name="T62"> (16)</text:span></text:p>
          </table:table-cell>
        </table:table-row>
        <table:table-row>
          <table:table-cell table:style-name="Table8.A2" office:value-type="string">
            <text:p text:style-name="P198">0</text:p>
          </table:table-cell>
          <table:table-cell table:style-name="Table8.A2" office:value-type="string">
            <text:p text:style-name="P198">1</text:p>
          </table:table-cell>
          <table:table-cell table:style-name="Table8.C2" office:value-type="string">
            <text:p text:style-name="P202">4 bytes in length<text:span text:style-name="T62"> (32)</text:span></text:p>
          </table:table-cell>
        </table:table-row>
        <table:table-row>
          <table:table-cell table:style-name="Table8.A2" office:value-type="string">
            <text:p text:style-name="P198">1</text:p>
          </table:table-cell>
          <table:table-cell table:style-name="Table8.A2" office:value-type="string">
            <text:p text:style-name="P198">1</text:p>
          </table:table-cell>
          <table:table-cell table:style-name="Table8.C2" office:value-type="string">
            <text:p text:style-name="P202">8 bytes in length <text:span text:style-name="T62">(64)</text:span></text:p>
          </table:table-cell>
        </table:table-row>
      </table:table>
      <text:p text:style-name="P59"/>
      <text:p text:style-name="P6">For Blob/Other Type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04">Bit <text:span text:style-name="T39">2</text:span></text:p>
            </table:table-cell>
            <table:table-cell table:style-name="Table9.A1" office:value-type="string">
              <text:p text:style-name="P204">Bit <text:span text:style-name="T39">3</text:span></text:p>
            </table:table-cell>
            <table:table-cell table:style-name="Table9.C1" office:value-type="string">
              <text:p text:style-name="P204">Type</text:p>
            </table:table-cell>
          </table:table-row>
        </table:table-header-rows>
        <table:table-row>
          <table:table-cell table:style-name="Table9.A2" office:value-type="string">
            <text:p text:style-name="P198">0</text:p>
          </table:table-cell>
          <table:table-cell table:style-name="Table9.A2" office:value-type="string">
            <text:p text:style-name="P198">0</text:p>
          </table:table-cell>
          <table:table-cell table:style-name="Table9.C2" office:value-type="string">
            <text:p text:style-name="P202">0 byte in length <text:span text:style-name="T62">(0)</text:span></text:p>
          </table:table-cell>
        </table:table-row>
        <table:table-row>
          <table:table-cell table:style-name="Table9.A2" office:value-type="string">
            <text:p text:style-name="P198">1</text:p>
          </table:table-cell>
          <table:table-cell table:style-name="Table9.A2" office:value-type="string">
            <text:p text:style-name="P198">0</text:p>
          </table:table-cell>
          <table:table-cell table:style-name="Table9.C2" office:value-type="string">
            <text:p text:style-name="P202">1 bytes in length <text:span text:style-name="T62">(1)</text:span></text:p>
          </table:table-cell>
        </table:table-row>
        <table:table-row>
          <table:table-cell table:style-name="Table9.A2" office:value-type="string">
            <text:p text:style-name="P198">0</text:p>
          </table:table-cell>
          <table:table-cell table:style-name="Table9.A2" office:value-type="string">
            <text:p text:style-name="P198">1</text:p>
          </table:table-cell>
          <table:table-cell table:style-name="Table9.C2" office:value-type="string">
            <text:p text:style-name="P203">2 bytes in length <text:span text:style-name="T62">(2)</text:span></text:p>
          </table:table-cell>
        </table:table-row>
        <table:table-row>
          <table:table-cell table:style-name="Table9.A2" office:value-type="string">
            <text:p text:style-name="P198">1</text:p>
          </table:table-cell>
          <table:table-cell table:style-name="Table9.A2" office:value-type="string">
            <text:p text:style-name="P198">1</text:p>
          </table:table-cell>
          <table:table-cell table:style-name="Table9.C2" office:value-type="string">
            <text:p text:style-name="P202">Prefixed by 1 length byte <text:span text:style-name="T62">(n)</text:span></text:p>
          </table:table-cell>
        </table:table-row>
      </table:table>
      <text:h text:style-name="P94" text:outline-level="2">Bits 4 through 7</text:h>
      <text:p text:style-name="P58">Bits 4 through <text:s/>5 describe a modifier that may be applied to the data. <text:span text:style-name="T42">For numeric types</text:span> this modifier is a multiplier used to map real numbers to integers. <text:span text:style-name="T47">To decode, the number should be multiplied by the number in the table.</text:span></text:p>
      <table:table table:name="Table10" table:style-name="Table10">
        <table:table-column table:style-name="Table10.A"/>
        <table:table-column table:style-name="Table10.B" table:number-columns-repeated="2"/>
        <table:table-column table:style-name="Table10.D"/>
        <table:table-column table:style-name="Table10.E"/>
        <table:table-row>
          <table:table-cell table:style-name="Table10.A1" office:value-type="string">
            <text:p text:style-name="P183">Bit 4</text:p>
          </table:table-cell>
          <table:table-cell table:style-name="Table10.A1" office:value-type="string">
            <text:p text:style-name="P183">Bit 5</text:p>
          </table:table-cell>
          <table:table-cell table:style-name="Table10.A1" office:value-type="string">
            <text:p text:style-name="P183">Bit 6</text:p>
          </table:table-cell>
          <table:table-cell table:style-name="Table10.A1" office:value-type="string">
            <text:p text:style-name="P183">Bit 7(MSB)</text:p>
          </table:table-cell>
          <table:table-cell table:style-name="Table10.E1" office:value-type="string">
            <text:p text:style-name="P183">Multiplier</text:p>
          </table:table-cell>
        </table:table-row>
        <table:table-row>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0</text:p>
          </table:table-cell>
          <table:table-cell table:style-name="Table10.E2" office:value-type="string">
            <text:p text:style-name="P184">1 (one)</text:p>
          </table:table-cell>
        </table:table-row>
        <table:table-row>
          <table:table-cell table:style-name="Table10.A2" office:value-type="string">
            <text:p text:style-name="P183">1</text:p>
          </table:table-cell>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0</text:p>
          </table:table-cell>
          <table:table-cell table:style-name="Table10.E2" office:value-type="string">
            <text:p text:style-name="P186">10**-15 (femto)</text:p>
          </table:table-cell>
        </table:table-row>
        <table:table-row>
          <table:table-cell table:style-name="Table10.A2" office:value-type="string">
            <text:p text:style-name="P183">0</text:p>
          </table:table-cell>
          <table:table-cell table:style-name="Table10.A2" office:value-type="string">
            <text:p text:style-name="P183">1</text:p>
          </table:table-cell>
          <table:table-cell table:style-name="Table10.A2" office:value-type="string">
            <text:p text:style-name="P183">0</text:p>
          </table:table-cell>
          <table:table-cell table:style-name="Table10.A2" office:value-type="string">
            <text:p text:style-name="P183">0</text:p>
          </table:table-cell>
          <table:table-cell table:style-name="Table10.E2" office:value-type="string">
            <text:p text:style-name="P189">10**-12 (pico)</text:p>
          </table:table-cell>
        </table:table-row>
        <table:table-row>
          <table:table-cell table:style-name="Table10.A2" office:value-type="string">
            <text:p text:style-name="P183">1</text:p>
          </table:table-cell>
          <table:table-cell table:style-name="Table10.A2" office:value-type="string">
            <text:p text:style-name="P183">1</text:p>
          </table:table-cell>
          <table:table-cell table:style-name="Table10.A2" office:value-type="string">
            <text:p text:style-name="P183">0</text:p>
          </table:table-cell>
          <table:table-cell table:style-name="Table10.A2" office:value-type="string">
            <text:p text:style-name="P183">0</text:p>
          </table:table-cell>
          <table:table-cell table:style-name="Table10.E2" office:value-type="string">
            <text:p text:style-name="P189">10**-9 (nano)</text:p>
          </table:table-cell>
        </table:table-row>
        <table:table-row>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1</text:p>
          </table:table-cell>
          <table:table-cell table:style-name="Table10.A2" office:value-type="string">
            <text:p text:style-name="P183">0</text:p>
          </table:table-cell>
          <table:table-cell table:style-name="Table10.E2" office:value-type="string">
            <text:p text:style-name="P183"><text:span text:style-name="T48">10</text:span>**-6 <text:span text:style-name="T63">(micro)</text:span></text:p>
          </table:table-cell>
        </table:table-row>
        <table:table-row>
          <table:table-cell table:style-name="Table10.A2" office:value-type="string">
            <text:p text:style-name="P183">1</text:p>
          </table:table-cell>
          <table:table-cell table:style-name="Table10.A2" office:value-type="string">
            <text:p text:style-name="P183">0</text:p>
          </table:table-cell>
          <table:table-cell table:style-name="Table10.A2" office:value-type="string">
            <text:p text:style-name="P183">1</text:p>
          </table:table-cell>
          <table:table-cell table:style-name="Table10.A2" office:value-type="string">
            <text:p text:style-name="P183">0</text:p>
          </table:table-cell>
          <table:table-cell table:style-name="Table10.E2" office:value-type="string">
            <text:p text:style-name="P189">1**-3 (milli)</text:p>
          </table:table-cell>
        </table:table-row>
        <table:table-row>
          <table:table-cell table:style-name="Table10.A2" office:value-type="string">
            <text:p text:style-name="P183">0</text:p>
          </table:table-cell>
          <table:table-cell table:style-name="Table10.A2" office:value-type="string">
            <text:p text:style-name="P183">1</text:p>
          </table:table-cell>
          <table:table-cell table:style-name="Table10.A2" office:value-type="string">
            <text:p text:style-name="P183">1</text:p>
          </table:table-cell>
          <table:table-cell table:style-name="Table10.A2" office:value-type="string">
            <text:p text:style-name="P183">0</text:p>
          </table:table-cell>
          <table:table-cell table:style-name="Table10.E2" office:value-type="string">
            <text:p text:style-name="P183"><text:span text:style-name="T48">10</text:span>**3 <text:span text:style-name="T63">(kilo)</text:span></text:p>
          </table:table-cell>
        </table:table-row>
        <table:table-row table:style-name="Table10.9">
          <table:table-cell table:style-name="Table10.A2" office:value-type="string">
            <text:p text:style-name="P183">1</text:p>
          </table:table-cell>
          <table:table-cell table:style-name="Table10.A2" office:value-type="string">
            <text:p text:style-name="P183">1</text:p>
          </table:table-cell>
          <table:table-cell table:style-name="Table10.A2" office:value-type="string">
            <text:p text:style-name="P183">1</text:p>
          </table:table-cell>
          <table:table-cell table:style-name="Table10.A2" office:value-type="string">
            <text:p text:style-name="P183">0</text:p>
          </table:table-cell>
          <table:table-cell table:style-name="Table10.E2" office:value-type="string">
            <text:p text:style-name="P183"><text:span text:style-name="T48">10</text:span>**6 <text:span text:style-name="T63">(mega)</text:span></text:p>
          </table:table-cell>
        </table:table-row>
        <table:table-row>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0</text:p>
          </table:table-cell>
          <table:table-cell table:style-name="Table10.A2" office:value-type="string">
            <text:p text:style-name="P183">1</text:p>
          </table:table-cell>
          <table:table-cell table:style-name="Table10.E10" office:value-type="string">
            <text:p text:style-name="P186">10*-2 (centi)</text:p>
          </table:table-cell>
        </table:table-row>
        <table:table-row>
          <table:table-cell table:style-name="Table10.A2" office:value-type="string">
            <text:p text:style-name="P190">1</text:p>
          </table:table-cell>
          <table:table-cell table:style-name="Table10.A2" office:value-type="string">
            <text:p text:style-name="P190">0</text:p>
          </table:table-cell>
          <table:table-cell table:style-name="Table10.A2" office:value-type="string">
            <text:p text:style-name="P190">0</text:p>
          </table:table-cell>
          <table:table-cell table:style-name="Table10.A2" office:value-type="string">
            <text:p text:style-name="P190">1</text:p>
          </table:table-cell>
          <table:table-cell table:style-name="Table10.E10" office:value-type="string">
            <text:p text:style-name="P197">2**-32 (2_32nd)</text:p>
          </table:table-cell>
        </table:table-row>
        <table:table-row>
          <table:table-cell table:style-name="Table10.A2" office:value-type="string">
            <text:p text:style-name="P190">0</text:p>
          </table:table-cell>
          <table:table-cell table:style-name="Table10.A2" office:value-type="string">
            <text:p text:style-name="P190">1</text:p>
          </table:table-cell>
          <table:table-cell table:style-name="Table10.A2" office:value-type="string">
            <text:p text:style-name="P190">0</text:p>
          </table:table-cell>
          <table:table-cell table:style-name="Table10.A2" office:value-type="string">
            <text:p text:style-name="P190">1</text:p>
          </table:table-cell>
          <table:table-cell table:style-name="Table10.E10" office:value-type="string">
            <text:p text:style-name="P186">2**-16 (2_16th)</text:p>
          </table:table-cell>
        </table:table-row>
        <table:table-row>
          <table:table-cell table:style-name="Table10.A2" office:value-type="string">
            <text:p text:style-name="P190">1</text:p>
          </table:table-cell>
          <table:table-cell table:style-name="Table10.A2" office:value-type="string">
            <text:p text:style-name="P190">1</text:p>
          </table:table-cell>
          <table:table-cell table:style-name="Table10.A2" office:value-type="string">
            <text:p text:style-name="P190">0</text:p>
          </table:table-cell>
          <table:table-cell table:style-name="Table10.A2" office:value-type="string">
            <text:p text:style-name="P190">1</text:p>
          </table:table-cell>
          <table:table-cell table:style-name="Table10.E10" office:value-type="string">
            <text:p text:style-name="P189">2**-8 <text:span text:style-name="T63">(2_8th)</text:span></text:p>
          </table:table-cell>
        </table:table-row>
        <table:table-row>
          <table:table-cell table:style-name="Table10.A2" office:value-type="string">
            <text:p text:style-name="P192">0</text:p>
          </table:table-cell>
          <table:table-cell table:style-name="Table10.A2" office:value-type="string">
            <text:p text:style-name="P192">0</text:p>
          </table:table-cell>
          <table:table-cell table:style-name="Table10.A2" office:value-type="string">
            <text:p text:style-name="P192">1</text:p>
          </table:table-cell>
          <table:table-cell table:style-name="Table10.A2" office:value-type="string">
            <text:p text:style-name="P192">1</text:p>
          </table:table-cell>
          <table:table-cell table:style-name="Table10.E10" office:value-type="string">
            <text:p text:style-name="P188">2**10 (kibi)</text:p>
          </table:table-cell>
        </table:table-row>
        <table:table-row>
          <table:table-cell table:style-name="Table10.A2" office:value-type="string">
            <text:p text:style-name="P193">1</text:p>
          </table:table-cell>
          <table:table-cell table:style-name="Table10.A2" office:value-type="string">
            <text:p text:style-name="P193">0</text:p>
          </table:table-cell>
          <table:table-cell table:style-name="Table10.A2" office:value-type="string">
            <text:p text:style-name="P193">1</text:p>
          </table:table-cell>
          <table:table-cell table:style-name="Table10.A2" office:value-type="string">
            <text:p text:style-name="P193">1</text:p>
          </table:table-cell>
          <table:table-cell table:style-name="Table10.E10" office:value-type="string">
            <text:p text:style-name="P193">2**30 <text:span text:style-name="T63">(gibi)</text:span></text:p>
          </table:table-cell>
        </table:table-row>
        <table:table-row>
          <table:table-cell table:style-name="Table10.A2" office:value-type="string">
            <text:p text:style-name="P187">0</text:p>
          </table:table-cell>
          <table:table-cell table:style-name="Table10.A2" office:value-type="string">
            <text:p text:style-name="P187">1</text:p>
          </table:table-cell>
          <table:table-cell table:style-name="Table10.A2" office:value-type="string">
            <text:p text:style-name="P187">1</text:p>
          </table:table-cell>
          <table:table-cell table:style-name="Table10.A2" office:value-type="string">
            <text:p text:style-name="P187">1</text:p>
          </table:table-cell>
          <table:table-cell table:style-name="Table10.E10" office:value-type="string">
            <text:p text:style-name="P191">2**20 <text:span text:style-name="T63">(mebi)</text:span></text:p>
          </table:table-cell>
        </table:table-row>
      </table:table>
      <text:p text:style-name="P107">For Blob/Other types this table describes the type of data:</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83">Bit 4</text:p>
          </table:table-cell>
          <table:table-cell table:style-name="Table11.A1" office:value-type="string">
            <text:p text:style-name="P183">Bit 5</text:p>
          </table:table-cell>
          <table:table-cell table:style-name="Table11.A1" office:value-type="string">
            <text:p text:style-name="P183">Bit 6</text:p>
          </table:table-cell>
          <table:table-cell table:style-name="Table11.A1" office:value-type="string">
            <text:p text:style-name="P183">Bit 7(MSB)</text:p>
          </table:table-cell>
          <table:table-cell table:style-name="Table11.E1" office:value-type="string">
            <text:p text:style-name="P183">Multiplier</text:p>
          </table:table-cell>
        </table:table-row>
        <table:table-row>
          <table:table-cell table:style-name="Table11.A2" office:value-type="string">
            <text:p text:style-name="P183">0</text:p>
          </table:table-cell>
          <table:table-cell table:style-name="Table11.A2" office:value-type="string">
            <text:p text:style-name="P183">0</text:p>
          </table:table-cell>
          <table:table-cell table:style-name="Table11.A2" office:value-type="string">
            <text:p text:style-name="P183">0</text:p>
          </table:table-cell>
          <table:table-cell table:style-name="Table11.A2" office:value-type="string">
            <text:p text:style-name="P183">0</text:p>
          </table:table-cell>
          <table:table-cell table:style-name="Table11.E2" office:value-type="string">
            <text:p text:style-name="P185">Null <text:span text:style-name="T62">(null)</text:span></text:p>
          </table:table-cell>
        </table:table-row>
        <table:table-row>
          <table:table-cell table:style-name="Table11.A2" office:value-type="string">
            <text:p text:style-name="P183">1</text:p>
          </table:table-cell>
          <table:table-cell table:style-name="Table11.A2" office:value-type="string">
            <text:p text:style-name="P183">0</text:p>
          </table:table-cell>
          <table:table-cell table:style-name="Table11.A2" office:value-type="string">
            <text:p text:style-name="P183">0</text:p>
          </table:table-cell>
          <table:table-cell table:style-name="Table11.A2" office:value-type="string">
            <text:p text:style-name="P183">0</text:p>
          </table:table-cell>
          <table:table-cell table:style-name="Table11.E2" office:value-type="string">
            <text:p text:style-name="P185">0 Byte Binary False<text:span text:style-name="T62">(false)</text:span></text:p>
          </table:table-cell>
        </table:table-row>
        <table:table-row>
          <table:table-cell table:style-name="Table11.A2" office:value-type="string">
            <text:p text:style-name="P183">0</text:p>
          </table:table-cell>
          <table:table-cell table:style-name="Table11.A2" office:value-type="string">
            <text:p text:style-name="P183">1</text:p>
          </table:table-cell>
          <table:table-cell table:style-name="Table11.A2" office:value-type="string">
            <text:p text:style-name="P183">0</text:p>
          </table:table-cell>
          <table:table-cell table:style-name="Table11.A2" office:value-type="string">
            <text:p text:style-name="P183">0</text:p>
          </table:table-cell>
          <table:table-cell table:style-name="Table11.E2" office:value-type="string">
            <text:p text:style-name="P185">0 Byte Binary True<text:span text:style-name="T62">(true)</text:span></text:p>
          </table:table-cell>
        </table:table-row>
        <table:table-row>
          <table:table-cell table:style-name="Table11.A2" office:value-type="string">
            <text:p text:style-name="P183">1</text:p>
          </table:table-cell>
          <table:table-cell table:style-name="Table11.A2" office:value-type="string">
            <text:p text:style-name="P183">1</text:p>
          </table:table-cell>
          <table:table-cell table:style-name="Table11.A2" office:value-type="string">
            <text:p text:style-name="P183">0</text:p>
          </table:table-cell>
          <table:table-cell table:style-name="Table11.A2" office:value-type="string">
            <text:p text:style-name="P183">0</text:p>
          </table:table-cell>
          <table:table-cell table:style-name="Table11.E2" office:value-type="string">
            <text:p text:style-name="P194">Bit Array<text:span text:style-name="T62">(bits)</text:span></text:p>
          </table:table-cell>
        </table:table-row>
        <table:table-row>
          <table:table-cell table:style-name="Table11.A2" office:value-type="string">
            <text:p text:style-name="P183">0</text:p>
          </table:table-cell>
          <table:table-cell table:style-name="Table11.A2" office:value-type="string">
            <text:p text:style-name="P183">0</text:p>
          </table:table-cell>
          <table:table-cell table:style-name="Table11.A2" office:value-type="string">
            <text:p text:style-name="P183">1</text:p>
          </table:table-cell>
          <table:table-cell table:style-name="Table11.A2" office:value-type="string">
            <text:p text:style-name="P183">0</text:p>
          </table:table-cell>
          <table:table-cell table:style-name="Table11.E2" office:value-type="string">
            <text:p text:style-name="P194">Binary Data<text:span text:style-name="T62">(bin)</text:span></text:p>
          </table:table-cell>
        </table:table-row>
        <table:table-row>
          <table:table-cell table:style-name="Table11.A2" office:value-type="string">
            <text:p text:style-name="P183">1</text:p>
          </table:table-cell>
          <table:table-cell table:style-name="Table11.A2" office:value-type="string">
            <text:p text:style-name="P183">0</text:p>
          </table:table-cell>
          <table:table-cell table:style-name="Table11.A2" office:value-type="string">
            <text:p text:style-name="P183">1</text:p>
          </table:table-cell>
          <table:table-cell table:style-name="Table11.A2" office:value-type="string">
            <text:p text:style-name="P183">0</text:p>
          </table:table-cell>
          <table:table-cell table:style-name="Table11.E2" office:value-type="string">
            <text:p text:style-name="P185">UTF-8 or ASCII <text:span text:style-name="T62">(utf8)</text:span></text:p>
          </table:table-cell>
        </table:table-row>
        <table:table-row>
          <table:table-cell table:style-name="Table11.A2" office:value-type="string">
            <text:p text:style-name="P195">0</text:p>
          </table:table-cell>
          <table:table-cell table:style-name="Table11.A2" office:value-type="string">
            <text:p text:style-name="P195">1</text:p>
          </table:table-cell>
          <table:table-cell table:style-name="Table11.A2" office:value-type="string">
            <text:p text:style-name="P195">1</text:p>
          </table:table-cell>
          <table:table-cell table:style-name="Table11.A2" office:value-type="string">
            <text:p text:style-name="P195">0</text:p>
          </table:table-cell>
          <table:table-cell table:style-name="Table11.E2" office:value-type="string">
            <text:p text:style-name="P195">UUID<text:span text:style-name="T62">(uuid)</text:span></text:p>
          </table:table-cell>
        </table:table-row>
        <table:table-row>
          <table:table-cell table:style-name="Table11.A2" office:value-type="string">
            <text:p text:style-name="P195">1</text:p>
          </table:table-cell>
          <table:table-cell table:style-name="Table11.A2" office:value-type="string">
            <text:p text:style-name="P195">1</text:p>
          </table:table-cell>
          <table:table-cell table:style-name="Table11.A2" office:value-type="string">
            <text:p text:style-name="P195">1</text:p>
          </table:table-cell>
          <table:table-cell table:style-name="Table11.A2" office:value-type="string">
            <text:p text:style-name="P195">0</text:p>
          </table:table-cell>
          <table:table-cell table:style-name="Table11.E2" office:value-type="string">
            <text:p text:style-name="P195">Little Endian Unsigned<text:span text:style-name="T62">(u)</text:span></text:p>
          </table:table-cell>
        </table:table-row>
        <table:table-row>
          <table:table-cell table:style-name="Table11.A2" office:value-type="string">
            <text:p text:style-name="P195">0</text:p>
          </table:table-cell>
          <table:table-cell table:style-name="Table11.A2" office:value-type="string">
            <text:p text:style-name="P195">0</text:p>
          </table:table-cell>
          <table:table-cell table:style-name="Table11.A2" office:value-type="string">
            <text:p text:style-name="P195">0</text:p>
          </table:table-cell>
          <table:table-cell table:style-name="Table11.A2" office:value-type="string">
            <text:p text:style-name="P195">1</text:p>
          </table:table-cell>
          <table:table-cell table:style-name="Table11.E2" office:value-type="string">
            <text:p text:style-name="P195">Little Endian Signed<text:span text:style-name="T62">(i)</text:span></text:p>
          </table:table-cell>
        </table:table-row>
        <table:table-row>
          <table:table-cell table:style-name="Table11.A2" office:value-type="string">
            <text:p text:style-name="P196">1</text:p>
          </table:table-cell>
          <table:table-cell table:style-name="Table11.A2" office:value-type="string">
            <text:p text:style-name="P196">0</text:p>
          </table:table-cell>
          <table:table-cell table:style-name="Table11.A2" office:value-type="string">
            <text:p text:style-name="P196">0</text:p>
          </table:table-cell>
          <table:table-cell table:style-name="Table11.A2" office:value-type="string">
            <text:p text:style-name="P196">1</text:p>
          </table:table-cell>
          <table:table-cell table:style-name="Table11.E2" office:value-type="string">
            <text:p text:style-name="P196">IEEE Little Endian Float<text:span text:style-name="T62">(f)</text:span></text:p>
          </table:table-cell>
        </table:table-row>
      </table:table>
      <text:h text:style-name="P84" text:outline-level="2"><text:soft-page-break/>Introduction</text:h>
      <text:p text:style-name="P112">This document d<text:span text:style-name="T23">efines a a channel to be used for simple IO, Control, and configuration tasks.</text:span></text:p>
      <text:h text:style-name="P94" text:outline-level="2">The IO Channel</text:h>
      <text:p text:style-name="P58">This channel is <text:span text:style-name="T39">R</text:span>ese<text:span text:style-name="T39">r</text:span>ved for simple IO tasks. Messages on this channel must begin with the two-byte Nick ID of the sender, followed by a <text:span text:style-name="T49">series</text:span> of <text:span text:style-name="T5">events</text:span>, where each message is comprised of a 4 byte header and n data bytes, <text:span text:style-name="T49">with the length of each event determined by a WBTV15 Data Format Byte.</text:span></text:p>
      <text:p text:style-name="P58"/>
      <text:p text:style-name="P162"><text:span text:style-name="T39">Events</text:span> can either be<text:span text:style-name="T2"> broadcast</text:span> or <text:span text:style-name="T4">targeted</text:span>. A message is targeted if it comes after a Select Node <text:span text:style-name="T49">in the same message</text:span>, otherwise it is broadcast. </text:p>
      <text:p text:style-name="P162"/>
      <text:p text:style-name="P163">Events have a class and type allowing for device compatibility via predefined event types. </text:p>
      <text:p text:style-name="P162"/>
      <text:p text:style-name="P164">Events have a port number which is used to disambiguate events. A device might emit an event representing a temperature measurement and use the port to represent a <text:span text:style-name="T79">specific sensor out of many</text:span>. Ports should be considered equivalent to objects or sub-devices. <text:span text:style-name="T52">Port 0 represents the device itself as a whole.</text:span></text:p>
      <text:p text:style-name="P122"/>
      <text:p text:style-name="P123">Broadcast <text:span text:style-name="T51">events</text:span> should be considered as originating FROM a port, whereas targeted messages should be considered as going TO a specific port. </text:p>
      <text:h text:style-name="P94" text:outline-level="2"><text:span text:style-name="T39">Event</text:span> Format</text:h>
      <text:h text:style-name="P149" text:outline-level="3">Byte <text:span text:style-name="T49">1</text:span></text:h>
      <text:p text:style-name="P167">Byte 2 is the message class of the message</text:p>
      <text:h text:style-name="P149" text:outline-level="3">Byte <text:span text:style-name="T49">2</text:span></text:h>
      <text:p text:style-name="P65">Byte 3 is the message type of the message</text:p>
      <text:h text:style-name="P149" text:outline-level="3">Byte <text:span text:style-name="T49">3</text:span></text:h>
      <text:p text:style-name="P65">Byte 4 is the port identifier of the message</text:p>
      <text:h text:style-name="P149" text:outline-level="3">Byte <text:span text:style-name="T49">4</text:span></text:h>
      <text:p text:style-name="P65">Byte 1 is a WBTV<text:span text:style-name="T49">14</text:span> Data Format byte describing the data field of the message. <text:span text:style-name="T53">Devices are not required to support all number formats, however 16 and 32 bit signed whole numbers, thousandths, and millionths should be considered a baseline.</text:span></text:p>
      <text:h text:style-name="P96" text:outline-level="2"><text:span text:style-name="T50">E</text:span>vent Classes</text:h>
      <text:p text:style-name="P130">Event types should be written &lt;class&gt;:&lt;type&gt; and when representing as a 16 bit integer, the class should be the MSB.</text:p>
      <text:p text:style-name="P130"/>
      <text:p text:style-name="P130">Class 0 events are reserved for basic configuration functions, <text:span text:style-name="T43">class 255 events are reserved for device-specific events</text:span><text:span text:style-name="T49">, </text:span>all other classes are just reserved.</text:p>
      <text:p text:style-name="P131">Devices are not required to implement any events outside of Select and Deselect.</text:p>
      <text:h text:style-name="P96" text:outline-level="2">Class 0: Protocol/<text:span text:style-name="T49">Basic</text:span></text:h>
      <text:h text:style-name="P150" text:outline-level="3">Type 0:0<text:span text:style-name="T70">(h0000)</text:span>: Deselect</text:h>
      <text:p text:style-name="P130">Data must be a 0 byte blob. Causes following events in the block to be interpreted as broadcast. Normally not used as broadcast is the default. <text:span text:style-name="T67">Selecting 0 should be used instead.</text:span></text:p>
      <text:h text:style-name="P150" text:outline-level="3">Type 0:1 <text:span text:style-name="T70">(h0001)</text:span>Select</text:h>
      <text:p text:style-name="P168">Data must be a 2 byte unsigned integer. Causes following events to be interpreted as targeted to the node with that Nick ID. <text:span text:style-name="T67">Selecting 0 is the same as deselecting.</text:span></text:p>
      <text:h text:style-name="P150" text:outline-level="3">Type 0:<text:span text:style-name="T49">2(h0002) Poll</text:span></text:h>
      <text:p text:style-name="P169">Data may be arbitrary or 0-byte None. Requests that the receiving device transmit data associated with the receiving port, for instance a measurement. Ports that are normally outputs should echo back their status.</text:p>
      <text:h text:style-name="P151" text:outline-level="3">Type 0:3<text:span text:style-name="T70">(h0003)</text:span> Set <text:span text:style-name="T55">Auto-ACK</text:span></text:h>
      <text:p text:style-name="P66">Data must be 0 byte true or 0 byte false. Enables or disables acknowledgement or readback on messages relevant to the targeted port.</text:p>
      <text:h text:style-name="P151" text:outline-level="3">Type 0:4<text:span text:style-name="T70">(h0004)</text:span> <text:span text:style-name="T55">Set Autosend Interval</text:span></text:h>
      <text:p text:style-name="P66">Data must be 2 byte unsigned integer in centiseconds. Configures the device to send messages relevant to the given port at a specific rate.</text:p>
      <text:p text:style-name="P43"/>
      <text:h text:style-name="P151" text:outline-level="3">Type 0:5<text:span text:style-name="T70">(h0005)</text:span> <text:span text:style-name="T55">Save State</text:span></text:h>
      <text:p text:style-name="P66">Save whatever portion of device state associated with the targeted port is savable as the new default.</text:p>
      <text:h text:style-name="P178" text:outline-level="2">Introduction</text:h>
      <text:p text:style-name="P51">Class 1 IO Events(see WBTV15) are defined as general purpose events. This document also defines additional class 0 events.</text:p>
      <text:p text:style-name="P51"/>
      <text:p text:style-name="P51">Class 2 events are for “Typed Datums” such as speed measurements or settings, temperature, etc.</text:p>
      <text:p text:style-name="P51"/>
      <text:p text:style-name="P51">Keep in mind that in general, the STAGE protocol should be used instead for controlling lights and most servo control applications.</text:p>
      <text:p text:style-name="P132">This document spans multiple pages, unlike most other WBTV documents.</text:p>
      <text:h text:style-name="P93" text:outline-level="2">Class 0 Events</text:h>
      <text:h text:style-name="P152" text:outline-level="3">0:6<text:span text:style-name="T70">(h0006)</text:span> Node ID</text:h>
      <text:p text:style-name="P51">Used to set or indicate a node ID such as when a device can be configured to listen or send to another specific node. Should be acknowledged by echoing back the 0:6 message. Should generally not be saved in flash unless 0:5 save state sent.</text:p>
      <text:p text:style-name="P51"/>
      <text:p text:style-name="P51">Data must be 3 byte blob, where the first two are the u8 node number and the third is the port</text:p>
      <text:h text:style-name="P152" text:outline-level="3">0:7<text:span text:style-name="T70">(h0007) </text:span>Node and Port</text:h>
      <text:p text:style-name="P51">Used to set or indicate a node and port, such as when a device can be configured to listen or send to another specific node. Should be acknowledged by echoing back the 0:6 message. Should generally not be saved in flash unless 0:5 save state sent. Data must be 2 byte u16 indicating the node Nick ID.</text:p>
      <text:h text:style-name="P153" text:outline-level="3">0:8<text:span text:style-name="T70">(h0008)</text:span> Error</text:h>
      <text:p text:style-name="P53">Must be blob where the first two bytes are a u16 error code and the remainder is free text. Should be sent in response to an internal error condition or to an incorrect targeted message sent to the device. Error codes below 2^12 are reserved, with 0 indicating a generic error. <text:span text:style-name="T65">0:8 </text:span>May also be sent in response to SCAN messages.</text:p>
      <text:h text:style-name="P156" text:outline-level="3">0:9<text:span text:style-name="T70">(h0009) </text:span>Poll</text:h>
      <text:p text:style-name="P133">Send this event to a device to request data from the relevant port. Data must be 0 byte None or u16 specific event <text:span text:style-name="T66">type.</text:span></text:p>
      <text:p text:style-name="P133"/>
      <text:h text:style-name="P230" text:outline-level="3">0:10(h000A) Debug Output</text:h>
      <text:p text:style-name="P134"><text:span text:style-name="T66">D</text:span>ata must be blobn_utf8 and is simply freeform text. Use as an alternative to the NOTE channel that identifies the sending device.</text:p>
      <text:p text:style-name="P134"/>
      <text:h text:style-name="P93" text:outline-level="2">Class 1 Events</text:h>
      <text:h text:style-name="P152" text:outline-level="3">1:<text:span text:style-name="T59">32(h0120) Key Down</text:span></text:h>
      <text:p text:style-name="P49">Indicates any sort of button pressed <text:span text:style-name="T73">event or virtual(software created) button press</text:span>. Data must be <text:span text:style-name="T74">8 to 16 bit unsigned </text:span>integer representing a key<text:span text:style-name="T72">code, 32 bit integer representing unicode, or blob representing UUID or EUI keycode. Device-specific keys should use the range 192 to 255. UUID keycodes may be used when it is desired that other device be able to send a certain logical abstract key.</text:span></text:p>
      <text:p text:style-name="P49"/>
      <text:p text:style-name="P50"><text:span text:style-name="T72">K</text:span>eys resembling common typing keypad keys should use SDL scancodes(Not SDL keycodes). 'A' is represented by 4 in this system.</text:p>
      <text:p text:style-name="P50"/>
      <text:p text:style-name="P50">Numeric buttons should use the SDL code <text:s/>range starting at 30(wherin 39 is 0 and 30 is 1)</text:p>
      <text:h text:style-name="P154" text:outline-level="3"><text:span text:style-name="T61">1</text:span>:3<text:span text:style-name="T61">2(h0121)</text:span> Key Up</text:h>
      <text:p text:style-name="P48">Same semantics as key down but indicates key up instead.</text:p>
      <text:h text:style-name="P154" text:outline-level="3"><text:span text:style-name="T61">1</text:span>:33<text:span text:style-name="T70">(h0122) </text:span>Mouse Move</text:h>
      <text:p text:style-name="P48">Must be a 6 byte blob containing 2 signed 16 bit integers representing X and Y counts since last update, followed by one byte indicating button status, where 0 is up and 1 is down, and the first 3 LSBs are left, middle, and right, and the rest are mouse specific. The last byte is a signed 8 bit scroll encoder counts since last movement.</text:p>
      <text:h text:style-name="P154" text:outline-level="3">1:34<text:span text:style-name="T70">(h0123)</text:span> Short Text Message</text:h>
      <text:p text:style-name="P48">Data must be UTF8. Indicates a short message to be displayed on a small screen <text:span text:style-name="T60">or notification bar. When <text:s/>sent directly to a device, indicates the device should display it. When broadcast, indicates that certain devices may display it along with the sender's node ID.</text:span></text:p>
      <text:h text:style-name="P154" text:outline-level="3"><text:soft-page-break/>1:35<text:span text:style-name="T70">(h0124)</text:span> Unsecured Identity</text:h>
      <text:p text:style-name="P48">Used to indicate the detection of a simple identity token such as an RFID tag. Data must be a blob where the first data byte indicates identity type and the rest is the identifier. 0=Generic, 1=EM4100, <text:span text:style-name="T67">2=UUID, </text:span>192+ device specific meaning.<text:span text:style-name="T61">1:36(h0125)Gamepad 1 Update</text:span></text:p>
      <text:p text:style-name="P52">Must be<text:span text:style-name="T75"> an 8 byte </text:span>blob with the following format: <text:span text:style-name="T42">(i8 analog1 x, i8 analog1 y, i8 analog2 x, i8 analog2 y, u8 triggerL, u8 triggerR, bits16 buttons)</text:span> </text:p>
      <text:p text:style-name="P52"><text:span text:style-name="T75">Buttons is a bit array with the following format(1=pressed):</text:span><text:span text:style-name="T44"> Left(LSB), <text:s/>Right, Up, Down, Stick1, Stick2, L</text:span><text:span text:style-name="T45">1</text:span><text:span text:style-name="T44">, L2, A, B, X, Y, <text:s/>Start, Back, 1, 2</text:span></text:p>
      <text:h text:style-name="P142" text:outline-level="3">1:37<text:span text:style-name="T70">(h0126)</text:span>Triaxial Accelerometer</text:h>
      <text:p text:style-name="P45">Used to broadcast a reading from a 3 axis accelerometer. Data must be 6 byte blob containing X, Y,and Z as 3 signed 16 bit acceleration values in thousandths of a G.</text:p>
      <text:h text:style-name="P142" text:outline-level="3">1:38<text:span text:style-name="T70">(h0127) Triaxial Gyroscope</text:span></text:h>
      <text:p text:style-name="P46"><text:span text:style-name="T70">U</text:span>sed to broadcast readings from a 3 axis gyroscope. <text:span text:style-name="T71">Must be a 6 byte blob of 3 i16 fields containing the rotation about the X, Y and Z axis in 32nds of degrees per second.</text:span></text:p>
      <text:h text:style-name="P143" text:outline-level="3">1:39(h0128) Triaxial Compass</text:h>
      <text:p text:style-name="P47"><text:span text:style-name="T70">U</text:span>sed to broadcast readings from a 3 axis <text:span text:style-name="T75">compass</text:span>. <text:span text:style-name="T71">Must be a 6 byte blob of 3 i16 fields containing the field in the X, Y and Z axis in tens of nanoteslas.</text:span></text:p>
      <text:h text:style-name="P144" text:outline-level="3"><text:span text:style-name="T78">1:40(h0129) I</text:span>MU</text:h>
      <text:p text:style-name="P54">Used to broadcast readings from a 9 axis IMU. Data must be an 18 byte blob containing three fields, one each for the X, Y, and Z axis, where each field is composed of i16 accel in milliG, i16 rotation in 32nds of a dps, and i16 field in 1<text:span text:style-name="T77">0 nT units.</text:span></text:p>
      <text:h text:style-name="P141" text:outline-level="3">1:<text:span text:style-name="T75">41(h012a) </text:span>Serial Port Message</text:h>
      <text:p text:style-name="P57">Used to implement virtual COM ports over the bus. <text:span text:style-name="T78">Data sent TO the virtual com port must be composed of 1 to 32 bytes to be sent out the port. Data FROM the port must begin with 1 byte indicating the space remaining in the TX buffer, followed by 0 to 32 bytes of received data. Sending an empty frame should represent a char made of a mark state for 2.5 byte times followed by a space state for 2.5 bit times.</text:span></text:p>
      <text:h text:style-name="P145" text:outline-level="3">1:4<text:span text:style-name="T87">2</text:span>(h012<text:span text:style-name="T88">B</text:span>) Serial Port Setup</text:h>
      <text:p text:style-name="P69"><text:span text:style-name="T80">Used to configure a virtual serial port. Must begin with a u32 baud rate, followed by an bits8 options field where the two LSBs are the number of extra stop bits to add, the third LSB is the </text:span><text:span text:style-name="T81">logical</text:span><text:span text:style-name="T80"> idle state(if set, mark state is </text:span><text:span text:style-name="T81">whatever state maps to logic </text:span><text:span text:style-name="T80">1), </text:span><text:span text:style-name="T81">the fourth is the polarity(if set, logical 0 is represented by high), and the rest are reserved. Devices may ignore any unsupported options or send</text:span><text:span text:style-name="T79"> an error.</text:span></text:p>
      <text:h text:style-name="P155" text:outline-level="3">1:43(h012<text:span text:style-name="T88">C</text:span>) Stepper Motor Command</text:h>
      <text:p text:style-name="P71">Must be blob5_bin of the format <text:s/></text:p>
      <text:p text:style-name="P71">(u8 options, u16 delay, i16 steps) Where the first four LSBs of options represent the base 2 logarithm of the microstep count,</text:p>
      <text:p text:style-name="P71"/>
      <text:p text:style-name="P71">The fifth LSB of options is a the overwrite flag, if true commands the stepper to ignore any previous step commands still in progress, if false commands the stepper to add any remaining steps from previous commands to this command(commanding +5 steps and then +1 steps immediately after should result in 6 steps, +10 followed immediately by -2 should result in 8 steps forward and no steps back)</text:p>
      <text:p text:style-name="P71"/>
      <text:p text:style-name="P71">The sixth and seventh option bits are reserved.</text:p>
      <text:p text:style-name="P71"/>
      <text:p text:style-name="P71">Delay is a speed value in us per step, and steps is a signed count of steps to take(Negative for CCW steps)</text:p>
      <text:h text:style-name="P157" text:outline-level="3">1:44(h012<text:span text:style-name="T88">D</text:span>) WiFi Credentials</text:h>
      <text:p text:style-name="P72">Must be <text:span text:style-name="T93">blobn containing one to three length prefixed binary blobs, SSID, Encryption Method, and Password. Encryption method should be WPA2-PSK or WEP. All fields except SSID are optional.</text:span></text:p>
      <text:p text:style-name="P70"/>
      <text:h text:style-name="P136" text:outline-level="3">1:4<text:span text:style-name="T88">5</text:span>(h012<text:span text:style-name="T88">E</text:span>) <text:span text:style-name="T88">Username/Password</text:span></text:h>
      <text:p text:style-name="P135"><text:span text:style-name="T88">U</text:span>sed to configure a device to be able to log into a service with a username/password combo. Must be a blobn containing a null terminated username followed by a password.</text:p>
      <text:p text:style-name="P69"/>
      <text:h text:style-name="P136" text:outline-level="3">1:4<text:span text:style-name="T88">6</text:span>(h012<text:span text:style-name="T88">E</text:span>) <text:span text:style-name="T88">Timezone</text:span></text:h>
      <text:p text:style-name="P135"><text:span text:style-name="T88">U</text:span>sed to set a device's time zone, such as a clock that allows a user-selectable time zone. Must be utf8 containing an olson TZ name.</text:p>
      <text:p text:style-name="P69"/>
      <text:p text:style-name="P69"/>
      <text:p text:style-name="P69"/>
      <text:p text:style-name="P69"/>
      <text:p text:style-name="P69"/>
      <text:p text:style-name="P69"/>
      <text:p text:style-name="P69"/>
      <text:h text:style-name="P93" text:outline-level="2"><text:soft-page-break/>Class 2 Typed Datum Events</text:h>
      <text:p text:style-name="P51">The data on these events may be any numeric type, although integers with a multiplier of 0.001 are preferred, <text:span text:style-name="T58">except where specified. These events can represent either a measurement or a command. </text:span></text:p>
      <text:p text:style-name="P106">Dec <text:s text:c="2"/>Hex <text:s text:c="5"/>Type<text:tab/></text:p>
      <text:p text:style-name="P120">2:0 <text:s text:c="4"/>0x0200 <text:s/>Length, meter</text:p>
      <text:p text:style-name="P120">2:1 <text:s text:c="4"/>0x0201 <text:s/>Mass in Kg<text:span text:style-name="T74">(Prefer 10**-6 multiplier)</text:span></text:p>
      <text:p text:style-name="P120">2:2 <text:s text:c="4"/>0x0202 <text:s/>Time interval in seconds</text:p>
      <text:p text:style-name="P120">2:3 <text:s text:c="4"/>0x0203 <text:s/>Current in amperes</text:p>
      <text:p text:style-name="P120">2:4 <text:s text:c="4"/>0x0204 <text:s/>Temperature in Cel<text:span text:style-name="T86">s</text:span>ius</text:p>
      <text:p text:style-name="P120">2:5 <text:s text:c="4"/>0x0205 <text:s/>Amount of substance in mol</text:p>
      <text:p text:style-name="P120">2:6 <text:s text:c="4"/>0x0206 <text:s/>Luminous Intensity in candela</text:p>
      <text:p text:style-name="P120">2:7 <text:s text:c="4"/>0x0207 <text:s/>Plane angle, radian</text:p>
      <text:p text:style-name="P120">2:8 <text:s text:c="4"/>0x0208 <text:s/>Solid angle, steradian</text:p>
      <text:p text:style-name="P120">2:9 <text:s text:c="4"/>0x0209 <text:s/>Angle, degree</text:p>
      <text:p text:style-name="P120">2:10 <text:s text:c="3"/>0x020a <text:s/>Frequency, <text:s text:c="2"/>Hertz</text:p>
      <text:p text:style-name="P120">2:11 <text:s text:c="3"/>0x020b <text:s/>Power, Watt</text:p>
      <text:p text:style-name="P120">2:12 <text:s text:c="3"/>0x020c <text:s/>Charge, Columb</text:p>
      <text:p text:style-name="P120">2:13 <text:s text:c="3"/>0x020d <text:s/>Potential, Volt</text:p>
      <text:p text:style-name="P120">2:14 <text:s text:c="3"/>0x020e <text:s/>Capacitance, Farad</text:p>
      <text:p text:style-name="P120">2:15 <text:s text:c="3"/>0x020f <text:s/>Resistance, Ohm</text:p>
      <text:p text:style-name="P120">2:16 <text:s text:c="3"/>0x0210 <text:s/>Flux, Weber</text:p>
      <text:p text:style-name="P120">2:17 <text:s text:c="3"/>0x0211 <text:s/>Flux Density, Tesla</text:p>
      <text:p text:style-name="P120">2:18 <text:s text:c="3"/>0x0212 <text:s/>Inductance, Henry</text:p>
      <text:p text:style-name="P120">2:19 <text:s text:c="3"/>0x0213 <text:s/>Luminous Flux, lumen</text:p>
      <text:p text:style-name="P120">2:20 <text:s text:c="3"/>0x0214 <text:s/>Illuminance, lux </text:p>
      <text:p text:style-name="P120">2:21 <text:s text:c="3"/>0x0215 <text:s/>Area, square meter</text:p>
      <text:p text:style-name="P120">2:22 <text:s text:c="3"/>0x0216 <text:s/>Volume, cubic meter</text:p>
      <text:p text:style-name="P120">2:23 <text:s text:c="3"/>0x0217 <text:s/>Sound Intensity, db</text:p>
      <text:p text:style-name="P120">2:24 <text:s text:c="3"/>0x0218 <text:s/>Sound Pressure, pa</text:p>
      <text:p text:style-name="P120">2:25 <text:s text:c="3"/>0x0219 <text:s/>Speed, m/S</text:p>
      <text:p text:style-name="P120">2:26 <text:s text:c="3"/>0x021a <text:s/>Acceleration, m/S/S</text:p>
      <text:p text:style-name="P120">2:27 <text:s text:c="3"/>0x021b <text:s/>Torque, Newton/Meter</text:p>
      <text:p text:style-name="P120">2:28 <text:s text:c="3"/>0x021c <text:s/>Relative Humidity, 0 to 1</text:p>
      <text:p text:style-name="P120">2:29 <text:s text:c="3"/>0x021d <text:s/>Refractive Index, unitless</text:p>
      <text:p text:style-name="P120">2:30 <text:s text:c="3"/>0x021e <text:s/>Luminance, nit</text:p>
      <text:p text:style-name="P120">2:31 <text:s text:c="3"/>0x021f <text:s/>Flow, Liters/second</text:p>
      <text:p text:style-name="P121"><text:span text:style-name="T58">2:32 <text:s text:c="3"/>0x0220 <text:s/></text:span>Volume Resistance<text:span text:style-name="T58">, ohm/m3</text:span></text:p>
      <text:p text:style-name="P120">2:33 <text:s text:c="3"/>0x0221 <text:s/>Density, kg/m3</text:p>
      <text:p text:style-name="P120">2:34 <text:s text:c="3"/>0x0222 <text:s/>Electrical Permitivity, unitless</text:p>
      <text:p text:style-name="P120">2:35 <text:s text:c="3"/>0x0223 <text:s/>Force, Newton</text:p>
      <text:p text:style-name="P120">2:36 <text:s text:c="3"/>0x0224 <text:s/>Event Count</text:p>
      <text:p text:style-name="P120">2:37 <text:s text:c="3"/>0x0225 <text:s/>Ratio, unitless</text:p>
      <text:p text:style-name="P120">2:38 <text:s text:c="3"/>0x0226 <text:s/>Raw Value, undefined unit</text:p>
      <text:p text:style-name="P55"><text:span text:style-name="T58">2:</text:span>3<text:span text:style-name="T76">9</text:span> <text:s text:c="3"/>0x022<text:span text:style-name="T76">7</text:span> <text:s/>Concentration, volume ratio<text:tab/></text:p>
      <text:p text:style-name="P55">2:<text:span text:style-name="T76">40</text:span> <text:s text:c="3"/>0x022<text:span text:style-name="T76">8</text:span> <text:s/>Concentration, weight ratio</text:p>
      <text:p text:style-name="P55">2:4<text:span text:style-name="T76">1</text:span> <text:s text:c="3"/>0x022<text:span text:style-name="T76">9</text:span> <text:s/>Concentration, molar ratio</text:p>
      <text:p text:style-name="P56">2:4<text:span text:style-name="T76">2</text:span> <text:s text:c="3"/>0x02<text:span text:style-name="T76">2a</text:span> <text:s/>Pressure, Pascal</text:p>
      <text:p text:style-name="P56">2:4<text:span text:style-name="T76">3</text:span> <text:s text:c="3"/>0x022<text:span text:style-name="T76">b</text:span> <text:s/>Acid/Base, pH</text:p>
      <text:p text:style-name="P74"><text:span text:style-name="T80">2:4</text:span><text:span text:style-name="T82">4</text:span><text:span text:style-name="T80"> <text:s text:c="3"/>0x022</text:span><text:span text:style-name="T82">c</text:span><text:span text:style-name="T80"> <text:s/>Absolute Direction, deg: </text:span><text:span text:style-name="T83">,N=0, <text:s/>W=270</text:span></text:p>
      <text:p text:style-name="P73"><text:span text:style-name="T83">2:</text:span><text:span text:style-name="T80">45 <text:s text:c="3"/>0x022d <text:s/>Energy, <text:s/>Joule</text:span></text:p>
      <text:p text:style-name="P56"/>
      <text:h text:style-name="P179" text:outline-level="2">The IODATA Channel</text:h>
      <text:p text:style-name="P61">This channel is reserved for devices to describe their capabilities with respect to the IO system.</text:p>
      <text:p text:style-name="P61"/>
      <text:p text:style-name="P61">Messages must be comprised of the 16 <text:span text:style-name="T88">byte UUID</text:span> of a device, followed by a string of entries, where each entry is composed of a two byte header and an n byte data field. Byte 0 of the header is the entry type, and byte 1 is the data length<text:span text:style-name="T39">, which does not include the header.</text:span></text:p>
      <text:p text:style-name="P61"/>
      <text:h text:style-name="P146" text:outline-level="3"><text:span text:style-name="T39">E</text:span>ntry Type 0: PORTS</text:h>
      <text:p text:style-name="P62">Data must be 2 bytes long, denoting an inclusive range of ports. Both must be the same to denote a single port. Used to identify relevant ports in following entries.</text:p>
      <text:p text:style-name="P63"/>
      <text:h text:style-name="P146" text:outline-level="3">Entry Type 1: NUMBER_FORMAT</text:h>
      <text:p text:style-name="P62">Indicates what number formats a device can decode and encode. Data must be 16 bit blob. A 1 in any position indicates support for that feature. If it occurs before any PORT message applies generally, else applies to those ports:</text:p>
      <text:p text:style-name="P62">0(LSB): 8 Bit integers</text:p>
      <text:p text:style-name="P62">1: 16 bit integers</text:p>
      <text:p text:style-name="P62">2: 32 bit integers</text:p>
      <text:p text:style-name="P62">3: 64 bit integers</text:p>
      <text:p text:style-name="P62">4: 16 bit floats</text:p>
      <text:p text:style-name="P62">5: 32 bit floats</text:p>
      <text:p text:style-name="P62">6: 64 bit floats</text:p>
      <text:p text:style-name="P62">7: n^1000 multiplier values(2**-15 to 2**6)</text:p>
      <text:p text:style-name="P62">8: Binary Multiplier Values(2**-32 to 2**-8)</text:p>
      <text:p text:style-name="P62">9: Binary multiplier values(2**10 to 2**30)</text:p>
      <text:p text:style-name="P67">10: centi and deci</text:p>
      <text:h text:style-name="P147" text:outline-level="3">Entry Type <text:span text:style-name="T84">2: CAN_RECIEVE</text:span></text:h>
      <text:p text:style-name="P165">Gene<text:span text:style-name="T39">r</text:span>ic capability. The data of this message must be <text:span text:style-name="T84">two</text:span> bytes long and have the following format:</text:p>
      <text:p text:style-name="P166"><text:span text:style-name="T39">event</text:span> class, <text:span text:style-name="T39">event</text:span> type</text:p>
      <text:p text:style-name="P128">Denoting that the device is listening for events of that type on the ports specified by the most recent PORT entry</text:p>
      <text:p text:style-name="P128"/>
      <text:p text:style-name="P128"/>
      <text:p text:style-name="P128"/>
      <text:p text:style-name="P128"/>
      <text:p text:style-name="P128"/>
      <text:h text:style-name="P147" text:outline-level="3">Entry Type <text:span text:style-name="T84">3: CAN_SEND</text:span></text:h>
      <text:p text:style-name="P165">Gene<text:span text:style-name="T39">r</text:span>ic capability. The data of this message must be <text:span text:style-name="T39">five</text:span> bytes long and have the following format:</text:p>
      <text:p text:style-name="P166"><text:span text:style-name="T39">event</text:span> class, <text:span text:style-name="T39">event</text:span> type, <text:span text:style-name="T39">min</text:span>port, <text:span text:style-name="T39">maxport</text:span></text:p>
      <text:p text:style-name="P129">Where minport and maxport denote an inclusive <text:s/>range of ports on which the device will listen for <text:s/>events of that type.</text:p>
      <text:p text:style-name="P129"/>
      <text:h text:style-name="P146" text:outline-level="3">Entry Type 4: RANGE</text:h>
      <text:p text:style-name="P60">Data can be any length but must contain two numbers each preceded by a WBTV12 Format Specifier Byte, and denotes an inclusive range of values the device expects to send to receive. Applies to the most recent preceding CAN_SEND or CAN_RECIEVE message.</text:p>
      <text:p text:style-name="P60"/>
      <text:h text:style-name="P148" text:outline-level="3">Entry Type 5: <text:span text:style-name="T88">LABEL</text:span></text:h>
      <text:p text:style-name="P64">Data must be UTF8 text. Applies a label to the previous entry.</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228" text:outline-level="2"><text:soft-page-break/>Introduction</text:h>
      <text:p text:style-name="P210">This document defines an interface for connecting </text:p>
      <text:p text:style-name="P210">“client-like” devices(servos, lights, sensors, etc), to “master-like” devices, using a direct analog link, in a manner than is compatible with common electronic blocks. <text:span text:style-name="T89">This interface is intended for point-to-point connections over distances under 3 meters.</text:span></text:p>
      <text:h text:style-name="P228" text:outline-level="2"><text:span text:style-name="T89"><text:s/>Connector</text:span></text:h>
      <text:p text:style-name="P213">The connector is to have at minimum 3 pins, and should be polarized. Pin 0 should always be GND/0V, and pin 1 should always be +5v PWR. Pins 2-N should be referred to as SIG0-SIGn.</text:p>
      <text:p text:style-name="P213"/>
      <text:p text:style-name="P213">Pins are to be identified with pin 0 on the left when looking into the female housing with the polarizing element(tab, etc) facing up, or using the standard numbering scheme when the connector used has one.</text:p>
      <text:p text:style-name="P213"/>
      <text:p text:style-name="P213">Where a four-pin connector is used with a device requiring only one signal, SIG1 should be used to carry such.</text:p>
      <text:p text:style-name="P213"/>
      <text:p text:style-name="P213">Where the connector is polarized by means of a notch or groove on one side as opposed to by a device at the top, or bottom, pin 0 should be the pin farthest from said polarizing element.</text:p>
      <text:p text:style-name="P213"/>
      <text:p text:style-name="P217">Where a connector defines a numbering scheme, that numbering scheme is to be used.</text:p>
      <text:p text:style-name="P217"/>
      <text:p text:style-name="P214"><text:span text:style-name="T89">Devices should be designed to avoid frequent disconnection and reconnection of pin-header like connectors. They should not be used as the normal charging connector.</text:span></text:p>
      <text:p text:style-name="P214"/>
      <text:p text:style-name="P217"><text:span text:style-name="T89">W</text:span>here a consumer-like device(A device that will typically be used without modification) is provided with a WBTV18 interface, that interface should use an RJ9 or RJ14 jack, or another connector rated for at least 500 connect-disconnect cycles.</text:p>
      <text:p text:style-name="P217"/>
      <text:p text:style-name="P217">Consumer-like devices with a WBTV18 connection to the outside world should withstand at minimum an 8kV HBM discharge to any signal pin, and should survive a direct connection of any pin to a minimum of -10 to +25V, in addition to the normal WBTV18 standards.</text:p>
      <text:h text:style-name="P228" text:outline-level="2">Electrical</text:h>
      <text:p text:style-name="P214">PWR is to be maintained at <text:span text:style-name="T94">0</text:span> to 5.5v, and no device may supply more than 1.5A or consume more than </text:p>
      <text:p text:style-name="P214"/>
      <text:p text:style-name="P214"/>
      <text:p text:style-name="P214">1A. Two devices both supplying power must not be damaged if connected together.</text:p>
      <text:p text:style-name="P213"/>
      <text:p text:style-name="P213">Devices must survive a direct short between any signal pin and any voltage between -2.5v and +5v. </text:p>
      <text:p text:style-name="P215"/>
      <text:p text:style-name="P213">Devices must not output any voltage less than 0V or greater than 5.5v on any signal pin, exceptiing where current is limited to 0.1mA, in which case voltage may not exceed +-15V.</text:p>
      <text:p text:style-name="P213"/>
      <text:p text:style-name="P218">Devices that are powered via the interface may not output more than their supply voltage via either signal pin.</text:p>
      <text:p text:style-name="P218"/>
      <text:p text:style-name="P213">Devices should have reasonable protection against static discharge.</text:p>
      <text:p text:style-name="P225"/>
      <text:p text:style-name="P216">No more than three devices supplying power should be connected together.</text:p>
      <text:p text:style-name="P211"><text:span text:style-name="T90"/></text:p>
      <text:p text:style-name="P226">Where I2C is used, pullup strength should be 10Kohms to 3.3v, and when using a four pin connector with I2C, SIG0 should be mapped to SDA, while SIG1 should be mapped to SCL.</text:p>
      <text:p text:style-name="P212"/>
      <text:p text:style-name="P212">Where full-duplex UART is used, the “client-like” device should receive on SIG0 and transmit on SIG1.</text:p>
      <text:p text:style-name="P212"/>
      <text:p text:style-name="P212">Where open-collector signalling of any sort is used, pullups should be 10K to 3.3v</text:p>
      <text:p text:style-name="P212"/>
      <text:p text:style-name="P212"/>
      <text:p text:style-name="P220"/>
      <text:p text:style-name="P219"/>
      <text:p text:style-name="P219"/>
      <text:p text:style-name="P219"/>
      <text:p text:style-name="P219"/>
      <text:p text:style-name="P219"/>
      <text:p text:style-name="P219"/>
      <text:p text:style-name="P219"/>
      <text:p text:style-name="P219"/>
      <text:p text:style-name="P219"/>
      <text:p text:style-name="P219"/>
      <text:h text:style-name="P229" text:outline-level="2"><text:soft-page-break/>Introduction</text:h>
      <text:p text:style-name="P221">This document defines an interface for connecting devices in a point-to-point manner over distances on the order of ten meters, while ensuring that no damage will occur if devices are incorrectly connected.</text:p>
      <text:p text:style-name="P221"/>
      <text:p text:style-name="P221">This interface does not attempt to ensure that all compliant devices will be compatible in any useful manner, but only to prevent damage and provide consistency of cables, connectors, and pin assignments for simple point to point connections such as 0-10v sensors, indicator lights, etc.</text:p>
      <text:p text:style-name="P221"/>
      <text:p text:style-name="P221">As in WBTV18, the standard is intended to connect “master-like” devices to “client-like” devices, with identical meaning as in <text:s/>WBTV18.</text:p>
      <text:p text:style-name="P221"/>
      <text:h text:style-name="P229" text:outline-level="2">Connector and Pinout</text:h>
      <text:p text:style-name="P221">This interface is primarily intended to be used with category 5 cabling and common 8P8C(commonly known as RJ45) connectors. Pin numbering is to follow the typical cat5 numbering scheme(Pin 1 is on the left when looking into the male connector with the locking tab facing up)</text:p>
      <text:p text:style-name="P221"/>
      <text:p text:style-name="P221">This interface is not suggested to be used with RJ14 or RJ9 cables due to the common use of such with low voltages, and the higher allowed voltages of WBTV19. Instead WBTV18 is suggested for such connectors. </text:p>
      <text:p text:style-name="P227"/>
      <text:p text:style-name="P227">When the interface is used with CAT5 cable, and Where not needed for some other purpose, pins 7 and 8 should always be used for 0v/GND, and pins 4 and 5 should be used for the primary power voltage.</text:p>
      <text:p text:style-name="P227"/>
      <text:p text:style-name="P227">All other CAT5 pins should be considered general purpose signal or power pins which may be used for any purpose subject to the electrical specifications.</text:p>
      <text:p text:style-name="P227"/>
      <text:p text:style-name="P227">When used with any other cabling, pin assignment is undefined.</text:p>
      <text:p text:style-name="P227"><text:s/></text:p>
      <text:p text:style-name="P221"/>
      <text:p text:style-name="P221"/>
      <text:p text:style-name="P221"/>
      <text:p text:style-name="P221"/>
      <text:h text:style-name="P229" text:outline-level="2">Electrical</text:h>
      <text:p text:style-name="P221">A device may supply up to 600mA via the interface. Even when wires are combined as is suggested for power and ground, current may not exceed 600mA in parallel wire pairs due to the possibility of a single wire break.</text:p>
      <text:p text:style-name="P221"/>
      <text:p text:style-name="P221">Devices may supply power at any voltage up to 32VDC.</text:p>
      <text:p text:style-name="P222"/>
      <text:p text:style-name="P221">All devices must tolerate a direct short of any pin or combination of pins to any voltage between -15V and +35V for an indefinite period in any state.</text:p>
      <text:p text:style-name="P221"/>
      <text:p text:style-name="P221">All devices must withstand at minimum 10kV HBM applied to any pin.</text:p>
      <text:p text:style-name="P221"/>
      <text:p text:style-name="P221">Devices may apply any voltage of greater than 0V and less than 32VDC to any pin as long as current is limited to 600mA.</text:p>
      <text:p text:style-name="P221"/>
      <text:p text:style-name="P221">Devices may apply up to <text:span text:style-name="T91">15V</text:span> o<text:span text:style-name="T91">f negative voltage to any pin so long as current is limited to10mA.</text:span></text:p>
      <text:p text:style-name="P221"/>
      <text:p text:style-name="P223">No device may supply a power supply that may be reversed or use alternating current on pins 7 and 8 or <text:s/>4 and 5 of an 8P8 connector.</text:p>
      <text:p text:style-name="P223"/>
      <text:p text:style-name="P223">Two devices that both supply power must not be damaged or cause current in excess of 600mA if connected toge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fo:font-size="11pt"/>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in" style:auto-text-indent="false" style:page-number="auto" fo:keep-with-next="auto"/>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 style:family="paragraph" style:parent-style-name="Text_20_body">
      <style:text-properties style:font-name="Linux Libertine Mono" fo:font-family="'Linux Libertine Mono'" style:font-style-name="Mono" style:font-pitch="variable" fo:font-size="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svg:width="3.3626in" fo:min-width="100%" fo:min-height="0.1402in" text:anchor-type="paragraph" svg:x="0in" svg:y="0in" fo:margin-left="0.0791in" fo:margin-right="0.0791in" fo:margin-top="0.0791in" fo:margin-bottom="0.0791in" style:wrap="parallel" style:number-wrapped-paragraphs="no-limit" style:wrap-contour="false" style:vertical-pos="top" style:vertical-rel="paragraph" style:horizontal-pos="left" style:horizontal-rel="paragraph-start-margin" fo:padding="0.0591in" fo:border="0.06pt solid #000000"/>
    </style:style>
    <style:style style:name="acrosstop" style:family="graphic">
      <style:graphic-properties svg:width="6.9252in" style:rel-width="100%" fo:min-height="0.6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style:shadow="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73</meta:editing-cycles>
    <meta:editing-duration>P10DT10H21M54S</meta:editing-duration>
    <dc:title>WBTV Version 1 Protocol Specification</dc:title>
    <meta:generator>LibreOffice/4.1.3.2$Linux_X86_64 LibreOffice_project/410m0$Build-2</meta:generator>
    <dc:subject>Protocol Spec</dc:subject>
    <dc:date>2015-04-14T21:31:22.194081153</dc:date>
    <dc:creator>Daniel Black</dc:creator>
    <meta:document-statistic meta:table-count="11" meta:image-count="0" meta:object-count="0" meta:page-count="21" meta:paragraph-count="834" meta:word-count="8998" meta:character-count="51873" meta:non-whitespace-character-count="43400"/>
    <meta:user-defined meta:name="Info 1"/>
    <meta:user-defined meta:name="Info 2"/>
    <meta:user-defined meta:name="Info 3"/>
    <meta:user-defined meta:name="Info 4"/>
  </office:meta>
</office:document-meta>
</file>